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0000000580000001F82A58410F9B241D3.png" manifest:media-type="image/png"/>
  <manifest:file-entry manifest:full-path="Pictures/100002000000000A0000000AC75CE957A2F6D329.png" manifest:media-type="image/png"/>
  <manifest:file-entry manifest:full-path="Pictures/10000000000000900000004ED3F5DA29EE3DB1F1.png" manifest:media-type="image/png"/>
  <manifest:file-entry manifest:full-path="Pictures/10000201000000610000002862A09E338579E881.png" manifest:media-type="image/png"/>
  <manifest:file-entry manifest:full-path="Pictures/10000201000001CE0000008811AE7AF1F8DD5D88.png" manifest:media-type="image/png"/>
  <manifest:file-entry manifest:full-path="Pictures/100002010000032000000198D033E9FAE7898548.png" manifest:media-type="image/png"/>
  <manifest:file-entry manifest:full-path="Pictures/100002000000000A0000000A6361AF2587162F7F.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宋體 TW Heavy" svg:font-family="'思源宋體 TW Heavy'"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PT Sans Narrow" svg:font-family="'PT Sans Narrow'" style:font-family-generic="swiss" style:font-pitch="variable"/>
    <style:font-face style:name="方正明體1" svg:font-family="方正明體" style:font-family-generic="swiss" style:font-pitch="variable"/>
    <style:font-face style:name="Lohit Devanagari2" svg:font-family="'Lohit Devanagari'" style:font-family-generic="system" style:font-pitch="variable"/>
    <style:font-face style:name="Noto Sans CJK TC" svg:font-family="'Noto Sans CJK T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8">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預設_5f_5">
      <style:graphic-properties svg:stroke-color="#000000" draw:fill="solid" draw:fill-color="#000000" draw:textarea-horizontal-align="justify" draw:textarea-vertical-align="middle" draw:auto-grow-height="false" fo:min-height="12.75cm" fo:min-width="7.1cm"/>
    </style:style>
    <style:style style:name="gr6" style:family="graphic" style:parent-style-name="預設_5f_4">
      <style:graphic-properties draw:fill="solid" draw:fill-color="#c0c0c0" draw:textarea-horizontal-align="justify" draw:textarea-vertical-align="top" draw:auto-grow-height="false" fo:min-height="10.713cm" fo:min-width="10.701cm" draw:shadow="visible" draw:shadow-offset-x="0.1cm" draw:shadow-offset-y="0.1cm"/>
    </style:style>
    <style:style style:name="gr7" style:family="graphic" style:parent-style-name="standard">
      <style:graphic-properties draw:stroke="none" svg:stroke-color="#000000" draw:fill="none" draw:fill-color="#ffffff" draw:auto-grow-height="true" draw:auto-grow-width="false" fo:max-height="0cm" fo:min-height="1.509cm"/>
    </style:style>
    <style:style style:name="gr8" style:family="graphic" style:parent-style-name="預設_5f_4_5f_1">
      <style:graphic-properties draw:fill="solid" draw:fill-color="#c0c0c0" draw:textarea-horizontal-align="justify" draw:textarea-vertical-align="top" draw:auto-grow-height="false" fo:min-height="10.713cm" fo:min-width="10.701cm" draw:shadow="visible" draw:shadow-offset-x="0.1cm" draw:shadow-offset-y="0.1cm"/>
    </style:style>
    <style:style style:name="gr9" style:family="graphic" style:parent-style-name="預設_5f_1">
      <style:graphic-properties draw:stroke="none" svg:stroke-color="#000000" draw:fill="none" draw:fill-color="#ffffff" draw:auto-grow-height="true" draw:auto-grow-width="false" fo:max-height="0cm" fo:min-height="1.509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_5f_-title">
      <style:graphic-properties draw:auto-grow-height="true" fo:min-height="1.677cm"/>
    </style:style>
    <style:style style:name="pr4" style:family="presentation" style:parent-style-name="資訊未來大自由_5f_內頁_5f_-outline1" style:list-style-name="L4">
      <style:graphic-properties fo:min-height="13.2cm"/>
    </style:style>
    <style:style style:name="pr5" style:family="presentation" style:parent-style-name="資訊未來大自由_5f_內頁_5f_-notes">
      <style:graphic-properties draw:fill-color="#ffffff" fo:min-height="11.42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style>
    <style:style style:name="pr8" style:family="presentation" style:parent-style-name="資訊未來大自由_5f_封底-notes" style:list-style-name="L6">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1" fo:font-size="54pt" fo:text-shadow="1pt 1pt" style:font-name-asian="全字庫正楷體1"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1" style:font-name-asian="全字庫正楷體1"/>
    </style:style>
    <style:style style:name="P11" style:family="paragraph">
      <style:paragraph-properties fo:margin-left="0cm" fo:margin-right="0cm" fo:line-height="100%" fo:text-indent="0cm"/>
    </style:style>
    <style:style style:name="P12" style:family="paragraph">
      <style:paragraph-properties fo:margin-left="0.6cm" fo:margin-right="0cm" fo:margin-top="0.1cm" fo:margin-bottom="0cm" fo:line-height="100%" fo:text-indent="0cm"/>
    </style:style>
    <style:style style:name="P13" style:family="paragraph">
      <style:paragraph-properties fo:margin-left="0cm" fo:margin-right="0cm" fo:line-height="100%" fo:text-indent="0cm"/>
      <style:text-properties style:use-window-font-color="true" style:font-name="全字庫正宋體1" fo:font-size="26pt" fo:font-weight="normal" style:font-name-asian="全字庫正宋體1" style:font-size-asian="26pt" style:font-weight-asian="normal" style:font-size-complex="26pt" style:font-weight-complex="normal"/>
    </style:style>
    <style:style style:name="P14" style:family="paragraph">
      <style:paragraph-properties fo:text-align="start"/>
    </style:style>
    <style:style style:name="P15" style:family="paragraph">
      <loext:graphic-properties draw:fill="solid" draw:fill-color="#000000"/>
      <style:paragraph-properties fo:text-align="start"/>
      <style:text-properties fo:color="#ffff00" style:font-name="DejaVu Sans Mono1" fo:font-size="11pt" style:font-size-asian="11pt" style:font-size-complex="11pt"/>
    </style:style>
    <style:style style:name="P16" style:family="paragraph">
      <loext:graphic-properties draw:fill-color="#ffffff"/>
      <style:text-properties fo:font-size="20pt" style:font-size-asian="20pt" style:font-size-complex="20pt"/>
    </style:style>
    <style:style style:name="P17" style:family="paragraph">
      <style:paragraph-properties fo:line-height="115%" fo:text-align="start" style:text-autospace="ideograph-alpha" style:writing-mode="lr-tb"/>
      <style:text-properties fo:hyphenate="false"/>
    </style:style>
    <style:style style:name="P18" style:family="paragraph">
      <loext:graphic-properties draw:fill="solid" draw:fill-color="#c0c0c0"/>
      <style:paragraph-properties fo:line-height="115%" fo:text-align="start" style:text-autospace="ideograph-alpha" style:writing-mode="lr-tb"/>
      <style:text-properties style:font-name="PT Sans Narrow" fo:font-size="15pt" style:font-size-asian="15pt" style:font-size-complex="15pt" fo:hyphenate="false"/>
    </style:style>
    <style:style style:name="P19" style:family="paragraph">
      <loext:graphic-properties draw:fill="none" draw:fill-color="#ffffff"/>
      <style:text-properties style:font-name="思源宋體 TW Heavy" fo:font-size="32pt" style:font-size-asian="32pt" style:font-size-complex="32pt"/>
    </style:style>
    <style:style style:name="P20" style:family="paragraph">
      <style:paragraph-properties fo:line-height="0.46cm" fo:text-align="start" style:text-autospace="ideograph-alpha" style:writing-mode="lr-tb"/>
      <style:text-properties fo:hyphenate="false"/>
    </style:style>
    <style:style style:name="P21" style:family="paragraph">
      <loext:graphic-properties draw:fill="solid" draw:fill-color="#c0c0c0"/>
      <style:paragraph-properties fo:line-height="0.46cm" fo:text-align="start" style:text-autospace="ideograph-alpha" style:writing-mode="lr-tb"/>
      <style:text-properties style:use-window-font-color="true" style:font-name="PT Sans Narrow" fo:font-size="14pt" style:font-size-asian="14pt" style:font-size-complex="14pt" fo:hyphenate="false"/>
    </style:style>
    <style:style style:name="P22" style:family="paragraph">
      <style:paragraph-properties fo:line-height="0.5cm" fo:text-align="start" style:text-autospace="ideograph-alpha" style:writing-mode="lr-tb"/>
      <style:text-properties fo:hyphenate="false"/>
    </style:style>
    <style:style style:name="P23" style:family="paragraph">
      <loext:graphic-properties draw:fill="solid" draw:fill-color="#c0c0c0"/>
      <style:paragraph-properties fo:line-height="0.5cm" fo:text-align="start" style:text-autospace="ideograph-alpha" style:writing-mode="lr-tb"/>
      <style:text-properties style:use-window-font-color="true" style:font-name="PT Sans Narrow" fo:font-size="15pt" style:font-size-asian="15pt" style:font-size-complex="15pt" fo:hyphenate="false"/>
    </style:style>
    <style:style style:name="P24" style:family="paragraph">
      <style:paragraph-properties fo:line-height="0.6cm" fo:text-align="start" style:text-autospace="ideograph-alpha" style:writing-mode="lr-tb"/>
      <style:text-properties fo:hyphenate="false"/>
    </style:style>
    <style:style style:name="P25" style:family="paragraph">
      <loext:graphic-properties draw:fill="solid" draw:fill-color="#c0c0c0"/>
      <style:paragraph-properties fo:line-height="0.6cm" fo:text-align="start" style:text-autospace="ideograph-alpha" style:writing-mode="lr-tb"/>
      <style:text-properties style:font-name="PT Sans Narrow" fo:font-size="15pt" style:font-size-asian="15pt" style:font-size-complex="15pt" fo:hyphenate="false"/>
    </style:style>
    <style:style style:name="P26" style:family="paragraph">
      <style:paragraph-properties fo:line-height="0.55cm" fo:text-align="start" style:text-autospace="ideograph-alpha" style:writing-mode="lr-tb"/>
      <style:text-properties fo:hyphenate="false"/>
    </style:style>
    <style:style style:name="P27" style:family="paragraph">
      <loext:graphic-properties draw:fill="solid" draw:fill-color="#c0c0c0"/>
      <style:paragraph-properties fo:line-height="0.55cm" fo:text-align="start" style:text-autospace="ideograph-alpha" style:writing-mode="lr-tb"/>
      <style:text-properties style:font-name="PT Sans Narrow" fo:font-size="15pt" style:font-size-asian="15pt" style:font-size-complex="15pt" fo:hyphenate="false"/>
    </style:style>
    <style:style style:name="P28" style:family="paragraph">
      <loext:graphic-properties draw:fill="solid" draw:fill-color="#c0c0c0"/>
      <style:paragraph-properties fo:line-height="115%" fo:text-align="start" style:text-autospace="ideograph-alpha" style:writing-mode="lr-tb"/>
      <style:text-properties style:use-window-font-color="true" style:font-name="PT Sans Narrow" fo:font-size="15pt" style:font-size-asian="15pt" style:font-size-complex="15pt" fo:hyphenate="false"/>
    </style:style>
    <style:style style:name="P29" style:family="paragraph">
      <loext:graphic-properties draw:fill="solid" draw:fill-color="#c0c0c0"/>
      <style:paragraph-properties fo:line-height="115%" fo:text-align="start" style:text-autospace="ideograph-alpha" style:writing-mode="lr-tb"/>
      <style:text-properties style:use-window-font-color="true" style:font-name="PT Sans Narrow" fo:font-size="14pt" style:font-size-asian="14pt" style:font-size-complex="14pt" fo:hyphenate="false"/>
    </style:style>
    <style:style style:name="P30" style:family="paragraph">
      <style:paragraph-properties fo:line-height="100%" fo:text-align="start" style:text-autospace="ideograph-alpha" style:writing-mode="lr-tb"/>
      <style:text-properties fo:hyphenate="false"/>
    </style:style>
    <style:style style:name="P31" style:family="paragraph">
      <loext:graphic-properties draw:fill="solid" draw:fill-color="#c0c0c0"/>
      <style:paragraph-properties fo:line-height="100%" fo:text-align="start" style:text-autospace="ideograph-alpha" style:writing-mode="lr-tb"/>
      <style:text-properties style:font-name="PT Sans Narrow" fo:font-size="15pt" style:font-size-asian="15pt" style:font-size-complex="15pt" fo:hyphenate="false"/>
    </style:style>
    <style:style style:name="P32" style:family="paragraph">
      <style:paragraph-properties fo:margin-left="0.6cm" fo:margin-right="0cm" fo:margin-top="0.1cm" fo:margin-bottom="0cm" fo:line-height="100%"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33" style:family="paragraph">
      <style:paragraph-properties fo:margin-left="0cm" fo:margin-right="0cm" fo:margin-top="0.56cm" fo:margin-bottom="0cm" fo:line-height="100%"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34" style:family="paragraph">
      <style:paragraph-properties fo:margin-left="0cm" fo:margin-right="0cm" fo:text-indent="0cm"/>
    </style:style>
    <style:style style:name="P35" style:family="paragraph">
      <loext:graphic-properties draw:fill="none" draw:fill-color="#00cc99"/>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36" style:family="paragraph">
      <style:paragraph-properties fo:margin-left="0cm" fo:margin-right="0cm" fo:margin-top="0.396cm" fo:margin-bottom="0cm" fo:line-height="100%" fo:text-align="start" fo:text-indent="0cm"/>
    </style:style>
    <style:style style:name="P37"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38"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fo:color="#000000" style:font-name="全字庫正楷體1" fo:font-size="48pt" fo:text-shadow="1pt 1pt" style:font-name-asian="全字庫正楷體1" style:font-size-asian="48pt" style:font-size-complex="48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1" style:font-name-asian="全字庫正楷體1"/>
    </style:style>
    <style:style style:name="T7"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8" style:family="text">
      <style:text-properties fo:color="#000000" style:font-name="DejaVu Serif" fo:font-size="20pt" fo:font-weight="normal" style:font-name-asian="DejaVu Serif" style:font-size-asian="20pt" style:font-weight-asian="normal" style:font-size-complex="20pt" style:font-weight-complex="normal"/>
    </style:style>
    <style:style style:name="T9" style:family="text">
      <style:text-properties style:use-window-font-color="true" style:font-name="DejaVu Serif" fo:font-size="44pt" fo:font-weight="normal" style:font-name-asian="DejaVu Serif" style:font-size-asian="44pt" style:font-weight-asian="normal" style:font-size-complex="44pt" style:font-weight-complex="normal"/>
    </style:style>
    <style:style style:name="T10" style:family="text">
      <style:text-properties style:use-window-font-color="true" style:font-name="DejaVu Serif" fo:font-size="36pt" fo:font-weight="normal" style:font-name-asian="DejaVu Serif" style:font-size-asian="36pt" style:font-weight-asian="normal" style:font-size-complex="36pt" style:font-weight-complex="normal"/>
    </style:style>
    <style:style style:name="T11" style:family="text">
      <style:text-properties fo:color="#000000" style:font-name="DejaVu Serif" fo:font-size="26pt" fo:font-weight="normal" style:font-name-asian="DejaVu Serif" style:font-size-asian="26pt" style:font-weight-asian="normal" style:font-size-complex="26pt" style:font-weight-complex="normal"/>
    </style:style>
    <style:style style:name="T12" style:family="text">
      <style:text-properties fo:color="#ffff00" style:text-outline="false" style:text-line-through-style="none" style:text-line-through-type="none" style:text-position="0% 100%" style:font-name="DejaVu Sans Mono1"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1pt" style:language-asian="zh" style:country-asian="TW" style:font-style-asian="normal" style:font-weight-asian="normal" style:font-name-complex="AR PL Mingti2L Big5"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font-size="20pt" style:font-size-asian="20pt" style:font-size-complex="20pt"/>
    </style:style>
    <style:style style:name="T14" style:family="text">
      <style:text-properties fo:color="#666666" style:font-name="PT Sans Narrow" fo:font-size="15pt" style:font-size-asian="15pt" style:font-size-complex="15pt"/>
    </style:style>
    <style:style style:name="T15" style:family="text">
      <style:text-properties style:font-name="PT Sans Narrow" fo:font-size="15pt" style:font-size-asian="15pt" style:font-size-complex="15pt"/>
    </style:style>
    <style:style style:name="T16" style:family="text">
      <style:text-properties fo:color="#666666" style:font-name="PT Sans Narrow" style:font-name-asian="PT Sans Narrow"/>
    </style:style>
    <style:style style:name="T17" style:family="text">
      <style:text-properties style:font-name="思源宋體 TW Heavy" fo:font-size="32pt" style:font-size-asian="32pt" style:font-size-complex="32pt"/>
    </style:style>
    <style:style style:name="T18" style:family="text">
      <style:text-properties fo:color="#666666" style:font-name="PT Sans Narrow" fo:font-size="14pt" style:font-size-asian="14pt" style:font-size-complex="14pt"/>
    </style:style>
    <style:style style:name="T19" style:family="text">
      <style:text-properties style:use-window-font-color="true" style:font-name="PT Sans Narrow" fo:font-size="14pt" style:font-name-asian="PT Sans Narrow" style:font-size-asian="14pt" style:font-size-complex="14pt"/>
    </style:style>
    <style:style style:name="T20" style:family="text">
      <style:text-properties style:use-window-font-color="true" style:font-name="PT Sans Narrow" fo:font-size="14pt" style:font-size-asian="14pt" style:font-size-complex="14pt"/>
    </style:style>
    <style:style style:name="T21" style:family="text">
      <style:text-properties style:use-window-font-color="true" style:font-name="PT Sans Narrow" fo:font-size="15pt" style:font-name-asian="PT Sans Narrow" style:font-size-asian="15pt" style:font-size-complex="15pt"/>
    </style:style>
    <style:style style:name="T22" style:family="text">
      <style:text-properties style:use-window-font-color="true" style:font-name="PT Sans Narrow" fo:font-size="15pt" style:font-size-asian="15pt" style:font-size-complex="15pt"/>
    </style:style>
    <style:style style:name="T23" style:family="text">
      <style:text-properties style:font-name="PT Sans Narrow" fo:font-size="15pt" style:font-name-asian="PT Sans Narrow" style:font-size-asian="15pt" style:font-size-complex="15pt"/>
    </style:style>
    <style:style style:name="T24" style:family="text">
      <style:text-properties style:use-window-font-color="true" style:text-outline="false" style:text-line-through-style="none" style:text-line-through-type="none" style:text-position="0% 100%" style:font-name="PT Sans Narrow" fo:font-size="15pt" fo:font-style="normal" fo:text-shadow="none" style:text-underline-style="none" fo:font-weight="normal" style:font-name-asian="方正明體" style:font-size-asian="15pt" style:font-style-asian="normal" style:font-weight-asian="normal" style:font-name-complex="方正明體" style:font-size-complex="15pt" style:font-style-complex="normal" style:font-weight-complex="normal" style:text-emphasize="none" style:font-relief="none"/>
    </style:style>
    <style:style style:name="T25" style:family="text">
      <style:text-properties fo:color="#666666" style:font-name="PT Sans Narrow" fo:font-size="15pt" style:font-name-asian="PT Sans Narrow" style:font-size-asian="15pt" style:font-size-complex="15pt"/>
    </style:style>
    <style:style style:name="T26"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27" style:family="text">
      <style:text-properties fo:color="#000000" style:text-outline="false" style:text-line-through-style="none" style:text-line-through-type="none" style:text-position="0% 100%" style:font-name="DejaVu Serif" fo:font-size="20pt" fo:font-style="normal" fo:text-shadow="none" style:text-underline-style="none" fo:font-weight="normal" style:font-name-asian="DejaVu Serif" style:font-size-asian="20pt" style:font-style-asian="normal" style:font-weight-asian="normal" style:font-name-complex="方正明體" style:font-size-complex="20pt" style:font-style-complex="normal" style:font-weight-complex="normal" style:text-emphasize="none" style:font-relief="none"/>
    </style:style>
    <style:style style:name="T28" style:family="text">
      <style:text-properties fo:color="#ffffff" style:font-name="全字庫正楷體1" fo:font-size="48pt" style:font-name-asian="全字庫正楷體1" style:font-size-asian="48pt" style:font-size-complex="48pt"/>
    </style:style>
    <style:style style:name="T29"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image text:level="1" xlink:href="Pictures/100002000000000A0000000AC75CE957A2F6D329.png" xlink:type="simple" xlink:show="embed" xlink:actuate="onLoad">
        <style:list-level-properties text:min-label-width="0.6cm" style:vertical-pos="middle" style:vertical-rel="line" fo:width="0.47cm" fo:height="0.47cm"/>
      </text:list-level-style-image>
      <text:list-level-style-image text:level="2" xlink:href="Pictures/100002000000000A0000000AC75CE957A2F6D329.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75CE957A2F6D329.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75CE957A2F6D329.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75CE957A2F6D329.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75CE957A2F6D329.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75CE957A2F6D329.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75CE957A2F6D329.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75CE957A2F6D329.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lt;bluebat@member.fsf.org&gt;</text:span></text:p>
            <text:p text:style-name="P1"><text:span text:style-name="T2">18 Sep. 2018</text:span></text:p>
          </draw:text-box>
        </draw:frame>
        <draw:frame presentation:style-name="pr1" draw:text-style-name="P4" draw:layer="layout" svg:width="20.924cm" svg:height="4.204cm" svg:x="3.1cm" svg:y="4.396cm" presentation:class="title" presentation:user-transformed="true">
          <draw:text-box>
            <text:p text:style-name="P3"><text:span text:style-name="T3">Multiplication Table in Various Programming Languages</text:span></text:p>
          </draw:text-box>
        </draw:frame>
        <draw:custom-shape draw:style-name="gr2" draw:text-style-name="P6" draw:layer="layout" svg:width="19.685cm" svg:height="0.896cm" svg:x="0.493cm" svg:y="0.595cm">
          <text:p text:style-name="P5"><text:span text:style-name="T4">TOSSUG</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loext: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Beginner's practices</text:span></text:p>
          </draw:text-box>
        </draw:frame>
        <draw:frame presentation:style-name="pr4" draw:text-style-name="P13" draw:layer="layout" svg:width="23.4cm" svg:height="13.2cm" svg:x="1cm" svg:y="5.5cm" presentation:class="outline" presentation:user-transformed="true">
          <draw:text-box>
            <text:list text:style-name="L4">
              <text:list-item>
                <text:p text:style-name="P11"><text:span text:style-name="T7">1st program</text:span></text:p>
              </text:list-item>
            </text:list>
            <text:list text:style-name="L5">
              <text:list-header>
                <text:p text:style-name="P12"><text:span text:style-name="T8">Hello, World!</text:span></text:p>
                <text:p text:style-name="P12"><text:span text:style-name="T8"/></text:p>
              </text:list-header>
            </text:list>
            <text:list text:style-name="L4">
              <text:list-item>
                <text:p text:style-name="P11"><text:span text:style-name="T9">2nd program</text:span></text:p>
                <text:p text:style-name="P12"><text:span text:style-name="T10">Multiplication Table</text:span></text:p>
                <text:p text:style-name="P12"><text:span text:style-name="T10"/></text:p>
              </text:list-item>
              <text:list-item>
                <text:p text:style-name="P11"><text:span text:style-name="T11">3rd program?</text:span></text:p>
                <text:p text:style-name="P12"><text:span text:style-name="T8">Fibonacci Number</text:span></text:p>
              </text:list-item>
            </text:list>
          </draw:text-box>
        </draw:frame>
        <draw:custom-shape draw:style-name="gr5" draw:text-style-name="P15" draw:layer="layout" svg:width="7.6cm" svg:height="13cm" svg:x="16.6cm" svg:y="5.2cm">
          <text:p text:style-name="P14"><text:span text:style-name="T12">1x1= 1</text:span><text:span text:style-name="T12"><text:tab/></text:span><text:span text:style-name="T12">2x1= 2</text:span><text:span text:style-name="T12"><text:tab/></text:span><text:span text:style-name="T12">3x1= 3</text:span><text:span text:style-name="T12"><text:tab/></text:span></text:p>
          <text:p text:style-name="P14"><text:span text:style-name="T12">1x2= 2</text:span><text:span text:style-name="T12"><text:tab/></text:span><text:span text:style-name="T12">2x2= 4</text:span><text:span text:style-name="T12"><text:tab/></text:span><text:span text:style-name="T12">3x2= 6</text:span><text:span text:style-name="T12"><text:tab/></text:span></text:p>
          <text:p text:style-name="P14"><text:span text:style-name="T12">1x3= 3</text:span><text:span text:style-name="T12"><text:tab/></text:span><text:span text:style-name="T12">2x3= 6</text:span><text:span text:style-name="T12"><text:tab/></text:span><text:span text:style-name="T12">3x3= 9</text:span><text:span text:style-name="T12"><text:tab/></text:span></text:p>
          <text:p text:style-name="P14"><text:span text:style-name="T12">1x4= 4</text:span><text:span text:style-name="T12"><text:tab/></text:span><text:span text:style-name="T12">2x4= 8</text:span><text:span text:style-name="T12"><text:tab/></text:span><text:span text:style-name="T12">3x4=12</text:span><text:span text:style-name="T12"><text:tab/></text:span></text:p>
          <text:p text:style-name="P14"><text:span text:style-name="T12">1x5= 5</text:span><text:span text:style-name="T12"><text:tab/></text:span><text:span text:style-name="T12">2x5=10</text:span><text:span text:style-name="T12"><text:tab/></text:span><text:span text:style-name="T12">3x5=15</text:span><text:span text:style-name="T12"><text:tab/></text:span></text:p>
          <text:p text:style-name="P14"><text:span text:style-name="T12">1x6= 6</text:span><text:span text:style-name="T12"><text:tab/></text:span><text:span text:style-name="T12">2x6=12</text:span><text:span text:style-name="T12"><text:tab/></text:span><text:span text:style-name="T12">3x6=18</text:span><text:span text:style-name="T12"><text:tab/></text:span></text:p>
          <text:p text:style-name="P14"><text:span text:style-name="T12">1x7= 7</text:span><text:span text:style-name="T12"><text:tab/></text:span><text:span text:style-name="T12">2x7=14</text:span><text:span text:style-name="T12"><text:tab/></text:span><text:span text:style-name="T12">3x7=21</text:span><text:span text:style-name="T12"><text:tab/></text:span></text:p>
          <text:p text:style-name="P14"><text:span text:style-name="T12">1x8= 8</text:span><text:span text:style-name="T12"><text:tab/></text:span><text:span text:style-name="T12">2x8=16</text:span><text:span text:style-name="T12"><text:tab/></text:span><text:span text:style-name="T12">3x8=24</text:span><text:span text:style-name="T12"><text:tab/></text:span></text:p>
          <text:p text:style-name="P14"><text:span text:style-name="T12">1x9= 9</text:span><text:span text:style-name="T12"><text:tab/></text:span><text:span text:style-name="T12">2x9=18</text:span><text:span text:style-name="T12"><text:tab/></text:span><text:span text:style-name="T12">3x9=27</text:span><text:span text:style-name="T12"><text:tab/></text:span></text:p>
          <text:p text:style-name="P14"><text:span text:style-name="T12"/></text:p>
          <text:p text:style-name="P14"><text:span text:style-name="T12">4x1= 4</text:span><text:span text:style-name="T12"><text:tab/></text:span><text:span text:style-name="T12">5x1= 5</text:span><text:span text:style-name="T12"><text:tab/></text:span><text:span text:style-name="T12">6x1= 6</text:span><text:span text:style-name="T12"><text:tab/></text:span></text:p>
          <text:p text:style-name="P14"><text:span text:style-name="T12">4x2= 8</text:span><text:span text:style-name="T12"><text:tab/></text:span><text:span text:style-name="T12">5x2=10</text:span><text:span text:style-name="T12"><text:tab/></text:span><text:span text:style-name="T12">6x2=12</text:span><text:span text:style-name="T12"><text:tab/></text:span></text:p>
          <text:p text:style-name="P14"><text:span text:style-name="T12">4x3=12</text:span><text:span text:style-name="T12"><text:tab/></text:span><text:span text:style-name="T12">5x3=15</text:span><text:span text:style-name="T12"><text:tab/></text:span><text:span text:style-name="T12">6x3=18</text:span><text:span text:style-name="T12"><text:tab/></text:span></text:p>
          <text:p text:style-name="P14"><text:span text:style-name="T12">4x4=16</text:span><text:span text:style-name="T12"><text:tab/></text:span><text:span text:style-name="T12">5x4=20</text:span><text:span text:style-name="T12"><text:tab/></text:span><text:span text:style-name="T12">6x4=24</text:span><text:span text:style-name="T12"><text:tab/></text:span></text:p>
          <text:p text:style-name="P14"><text:span text:style-name="T12">4x5=20</text:span><text:span text:style-name="T12"><text:tab/></text:span><text:span text:style-name="T12">5x5=25</text:span><text:span text:style-name="T12"><text:tab/></text:span><text:span text:style-name="T12">6x5=30</text:span><text:span text:style-name="T12"><text:tab/></text:span></text:p>
          <text:p text:style-name="P14"><text:span text:style-name="T12">4x6=24</text:span><text:span text:style-name="T12"><text:tab/></text:span><text:span text:style-name="T12">5x6=30</text:span><text:span text:style-name="T12"><text:tab/></text:span><text:span text:style-name="T12">6x6=36</text:span><text:span text:style-name="T12"><text:tab/></text:span></text:p>
          <text:p text:style-name="P14"><text:span text:style-name="T12">4x7=28</text:span><text:span text:style-name="T12"><text:tab/></text:span><text:span text:style-name="T12">5x7=35</text:span><text:span text:style-name="T12"><text:tab/></text:span><text:span text:style-name="T12">6x7=42</text:span><text:span text:style-name="T12"><text:tab/></text:span></text:p>
          <text:p text:style-name="P14"><text:span text:style-name="T12">4x8=32</text:span><text:span text:style-name="T12"><text:tab/></text:span><text:span text:style-name="T12">5x8=40</text:span><text:span text:style-name="T12"><text:tab/></text:span><text:span text:style-name="T12">6x8=48</text:span><text:span text:style-name="T12"><text:tab/></text:span></text:p>
          <text:p text:style-name="P14"><text:span text:style-name="T12">4x9=36</text:span><text:span text:style-name="T12"><text:tab/></text:span><text:span text:style-name="T12">5x9=45</text:span><text:span text:style-name="T12"><text:tab/></text:span><text:span text:style-name="T12">6x9=54</text:span><text:span text:style-name="T12"><text:tab/></text:span></text:p>
          <text:p text:style-name="P14"><text:span text:style-name="T12"/></text:p>
          <text:p text:style-name="P14"><text:span text:style-name="T12">7x1= 7</text:span><text:span text:style-name="T12"><text:tab/></text:span><text:span text:style-name="T12">8x1= 8</text:span><text:span text:style-name="T12"><text:tab/></text:span><text:span text:style-name="T12">9x1= 9</text:span><text:span text:style-name="T12"><text:tab/></text:span></text:p>
          <text:p text:style-name="P14"><text:span text:style-name="T12">7x2=14</text:span><text:span text:style-name="T12"><text:tab/></text:span><text:span text:style-name="T12">8x2=16</text:span><text:span text:style-name="T12"><text:tab/></text:span><text:span text:style-name="T12">9x2=18</text:span><text:span text:style-name="T12"><text:tab/></text:span></text:p>
          <text:p text:style-name="P14"><text:span text:style-name="T12">7x3=21</text:span><text:span text:style-name="T12"><text:tab/></text:span><text:span text:style-name="T12">8x3=24</text:span><text:span text:style-name="T12"><text:tab/></text:span><text:span text:style-name="T12">9x3=27</text:span><text:span text:style-name="T12"><text:tab/></text:span></text:p>
          <text:p text:style-name="P14"><text:span text:style-name="T12">7x4=28</text:span><text:span text:style-name="T12"><text:tab/></text:span><text:span text:style-name="T12">8x4=32</text:span><text:span text:style-name="T12"><text:tab/></text:span><text:span text:style-name="T12">9x4=36</text:span><text:span text:style-name="T12"><text:tab/></text:span></text:p>
          <text:p text:style-name="P14"><text:span text:style-name="T12">7x5=35</text:span><text:span text:style-name="T12"><text:tab/></text:span><text:span text:style-name="T12">8x5=40</text:span><text:span text:style-name="T12"><text:tab/></text:span><text:span text:style-name="T12">9x5=45</text:span><text:span text:style-name="T12"><text:tab/></text:span></text:p>
          <text:p text:style-name="P14"><text:span text:style-name="T12">7x6=42</text:span><text:span text:style-name="T12"><text:tab/></text:span><text:span text:style-name="T12">8x6=48</text:span><text:span text:style-name="T12"><text:tab/></text:span><text:span text:style-name="T12">9x6=54</text:span><text:span text:style-name="T12"><text:tab/></text:span></text:p>
          <text:p text:style-name="P14"><text:span text:style-name="T12">7x7=49</text:span><text:span text:style-name="T12"><text:tab/></text:span><text:span text:style-name="T12">8x7=56</text:span><text:span text:style-name="T12"><text:tab/></text:span><text:span text:style-name="T12">9x7=63</text:span><text:span text:style-name="T12"><text:tab/></text:span></text:p>
          <text:p text:style-name="P14"><text:span text:style-name="T12">7x8=56</text:span><text:span text:style-name="T12"><text:tab/></text:span><text:span text:style-name="T12">8x8=64</text:span><text:span text:style-name="T12"><text:tab/></text:span><text:span text:style-name="T12">9x8=72</text:span><text:span text:style-name="T12"><text:tab/></text:span></text:p>
          <text:p text:style-name="P14"><text:span text:style-name="T12">7x9=63</text:span><text:span text:style-name="T12"><text:tab/></text:span><text:span text:style-name="T12">8x9=72</text:span><text:span text:style-name="T12"><text:tab/></text:span><text:span text:style-name="T12">9x9=81</text:span><text:span text:style-name="T12"><text:tab/></text:span><text:span text:style-name="T12"> </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2"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3"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bas</text:span></text:p>
          <text:p text:style-name="P17"><text:span text:style-name="T14">rem bas mt9x9.bas || ( chmod +x mt9x9.bas ; ./mt9x9.bas )</text:span></text:p>
          <text:p text:style-name="P17"><text:span text:style-name="T15"/></text:p>
          <text:p text:style-name="P17"><text:span text:style-name="T15">for i = 1 to 9 step 3</text:span></text:p>
          <text:p text:style-name="P17"><text:span text:style-name="T15"><text:s text:c="4"/></text:span><text:span text:style-name="T15">for j = 1 to 9</text:span></text:p>
          <text:p text:style-name="P17"><text:span text:style-name="T15"><text:s text:c="8"/></text:span><text:span text:style-name="T15">for k = i to i+2</text:span></text:p>
          <text:p text:style-name="P17"><text:span text:style-name="T15"><text:s text:c="12"/></text:span><text:span text:style-name="T15">print using "#x#=##"+chr$(9); k, j, k*j;</text:span></text:p>
          <text:p text:style-name="P17"><text:span text:style-name="T15"><text:s text:c="8"/></text:span><text:span text:style-name="T15">next k</text:span></text:p>
          <text:p text:style-name="P17"><text:span text:style-name="T15"><text:s text:c="8"/></text:span><text:span text:style-name="T15">print chr$(10);</text:span></text:p>
          <text:p text:style-name="P17"><text:span text:style-name="T15"><text:s text:c="4"/></text:span><text:span text:style-name="T15">next j</text:span></text:p>
          <text:p text:style-name="P17"><text:span text:style-name="T15"><text:s text:c="4"/></text:span><text:span text:style-name="T15">print</text:span></text:p>
          <text:p text:style-name="P17"><text:span text:style-name="T15">next i</text:span></text:p>
          <text:p text:style-name="P17"><text:span text:style-name="T15"/></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rexx</text:span></text:p>
          <text:p text:style-name="P17"><text:span text:style-name="T14">-- rexx mt9x9.rex || ( chmod +x mt9x9.rex ; ./mt9x9.rex )</text:span></text:p>
          <text:p text:style-name="P17"><text:span text:style-name="T16"/></text:p>
          <text:p text:style-name="P17"><text:span text:style-name="T15">loop i = 1 to 9 by 3</text:span></text:p>
          <text:p text:style-name="P17"><text:span text:style-name="T15"><text:s text:c="4"/></text:span><text:span text:style-name="T15">loop j = 1 to 9</text:span></text:p>
          <text:p text:style-name="P17"><text:span text:style-name="T15"><text:s text:c="8"/></text:span><text:span text:style-name="T15">loop k = i to i+2</text:span></text:p>
          <text:p text:style-name="P17"><text:span text:style-name="T15"><text:s text:c="12"/></text:span><text:span text:style-name="T15">.output~charout(k"x"j"="format(k*j, 2)"09"x)</text:span></text:p>
          <text:p text:style-name="P17"><text:span text:style-name="T15"><text:s text:c="8"/></text:span><text:span text:style-name="T15">end</text:span></text:p>
          <text:p text:style-name="P17"><text:span text:style-name="T15"><text:s text:c="8"/></text:span><text:span text:style-name="T15">.output~charout("0a"x)</text:span></text:p>
          <text:p text:style-name="P17"><text:span text:style-name="T15"><text:s text:c="4"/></text:span><text:span text:style-name="T15">end</text:span></text:p>
          <text:p text:style-name="P17"><text:span text:style-name="T15"><text:s text:c="4"/></text:span><text:span text:style-name="T15">say</text:span></text:p>
          <text:p text:style-name="P17"><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5cm" svg:height="1.759cm" svg:x="17cm" svg:y="4.8cm">
          <draw:text-box>
            <text:p><text:span text:style-name="T17">REXX</text:span></text:p>
          </draw:text-box>
        </draw:frame>
        <draw:frame draw:style-name="gr7" draw:text-style-name="P19" draw:layer="layout" svg:width="4.6cm" svg:height="1.759cm" svg:x="4.8cm" svg:y="4.801cm">
          <draw:text-box>
            <text:p><text:span text:style-name="T17">BASIC</text:span></text:p>
          </draw:text-box>
        </draw:frame>
        <presentation:notes draw:style-name="dp2">
          <draw:page-thumbnail draw:style-name="gr4" draw:layer="layout" svg:width="12.696cm" svg:height="9.522cm" svg:x="3.175cm" svg:y="1.904cm" draw:page-number="3"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4"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1" draw:layer="layout" svg:width="11.2cm" svg:height="11.4cm" svg:x="1.2cm" svg:y="6.8cm">
          <text:p text:style-name="P20"><text:span text:style-name="T18">*&gt; cobc -Fxj mt9x9.cob || ( cobc -Fx mt9x9.cob ; ./mt9x9 )</text:span></text:p>
          <text:p text:style-name="P20"><text:span text:style-name="T19"/></text:p>
          <text:p text:style-name="P20"><text:span text:style-name="T20">identification division.</text:span></text:p>
          <text:p text:style-name="P20"><text:span text:style-name="T20">program-id. mt9x9.</text:span></text:p>
          <text:p text:style-name="P20"><text:span text:style-name="T20">data division.</text:span></text:p>
          <text:p text:style-name="P20"><text:span text:style-name="T20">working-storage section.</text:span></text:p>
          <text:p text:style-name="P20"><text:span text:style-name="T20">01 i pic 9.</text:span></text:p>
          <text:p text:style-name="P20"><text:span text:style-name="T20">01 j pic 9.</text:span></text:p>
          <text:p text:style-name="P20"><text:span text:style-name="T20">01 k pic 9.</text:span></text:p>
          <text:p text:style-name="P20"><text:span text:style-name="T20">01 l pic 9.</text:span></text:p>
          <text:p text:style-name="P20"><text:span text:style-name="T20">01 kj pic z9.</text:span></text:p>
          <text:p text:style-name="P20"><text:span text:style-name="T20">procedure division.</text:span></text:p>
          <text:p text:style-name="P20"><text:span text:style-name="T20">perform varying i from 0 by 3 until i greater than 8</text:span></text:p>
          <text:p text:style-name="P20"><text:span text:style-name="T20"><text:s text:c="4"/></text:span><text:span text:style-name="T20">perform with test after varying j from 1 by 1 until j equal 9</text:span></text:p>
          <text:p text:style-name="P20"><text:span text:style-name="T20"><text:s text:c="8"/></text:span><text:span text:style-name="T20">perform varying l from 1 by 1 until l greater than 3</text:span></text:p>
          <text:p text:style-name="P20"><text:span text:style-name="T20"><text:s text:c="12"/></text:span><text:span text:style-name="T20">add i l giving k</text:span></text:p>
          <text:p text:style-name="P20"><text:span text:style-name="T20"><text:s text:c="12"/></text:span><text:span text:style-name="T20">multiply k by j giving kj</text:span></text:p>
          <text:p text:style-name="P20"><text:span text:style-name="T20"><text:s text:c="12"/></text:span><text:span text:style-name="T20">display k "x" j "=" kj x"09" with no advancing</text:span></text:p>
          <text:p text:style-name="P20"><text:span text:style-name="T20"><text:s text:c="8"/></text:span><text:span text:style-name="T20">end-perform</text:span></text:p>
          <text:p text:style-name="P20"><text:span text:style-name="T20"><text:s text:c="8"/></text:span><text:span text:style-name="T20">display x"0a" with no advancing</text:span></text:p>
          <text:p text:style-name="P20"><text:span text:style-name="T20"><text:s text:c="4"/></text:span><text:span text:style-name="T20">end-perform</text:span></text:p>
          <text:p text:style-name="P20"><text:span text:style-name="T20"><text:s text:c="4"/></text:span><text:span text:style-name="T20">display x"00"</text:span></text:p>
          <text:p text:style-name="P20"><text:span text:style-name="T20">end-perform</text:span></text:p>
          <text:p text:style-name="P20"><text:span text:style-name="T20">stop run.</text:span></text:p>
          <text:p text:style-name="P20"><text:span text:style-name="T20"/></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3" draw:layer="layout" svg:width="11.2cm" svg:height="11.4cm" svg:x="13.151cm" svg:y="6.8cm">
          <text:p text:style-name="P22"><text:span text:style-name="T14">(* m2c -all mt9x9.mod -o mt9x9 ; ./mt9x9 *)</text:span></text:p>
          <text:p text:style-name="P22"><text:span text:style-name="T21"/></text:p>
          <text:p text:style-name="P22"><text:span text:style-name="T22">MODULE mt9x9;</text:span></text:p>
          <text:p text:style-name="P22"><text:span text:style-name="T22">IMPORT InOut;</text:span></text:p>
          <text:p text:style-name="P22"><text:span text:style-name="T22">VAR</text:span></text:p>
          <text:p text:style-name="P22"><text:span text:style-name="T22"><text:s text:c="2"/></text:span><text:span text:style-name="T22">i, j, k: CARDINAL;</text:span></text:p>
          <text:p text:style-name="P22"><text:span text:style-name="T22">BEGIN</text:span></text:p>
          <text:p text:style-name="P22"><text:span text:style-name="T22"><text:s text:c="4"/></text:span><text:span text:style-name="T22">FOR i:=1 TO 9 BY 3 DO</text:span></text:p>
          <text:p text:style-name="P22"><text:span text:style-name="T22"><text:s text:c="8"/></text:span><text:span text:style-name="T22">FOR j:=1 TO 9 DO</text:span></text:p>
          <text:p text:style-name="P22"><text:span text:style-name="T22"><text:s text:c="12"/></text:span><text:span text:style-name="T22">FOR k:=i TO i+2 DO</text:span></text:p>
          <text:p text:style-name="P22"><text:span text:style-name="T22"><text:s text:c="16"/></text:span><text:span text:style-name="T22">InOut.WriteInt(k, 1);</text:span></text:p>
          <text:p text:style-name="P22"><text:span text:style-name="T22"><text:s text:c="16"/></text:span><text:span text:style-name="T22">InOut.Write('x');</text:span></text:p>
          <text:p text:style-name="P22"><text:span text:style-name="T22"><text:s text:c="16"/></text:span><text:span text:style-name="T22">InOut.WriteInt(j, 1);</text:span></text:p>
          <text:p text:style-name="P22"><text:span text:style-name="T22"><text:s text:c="16"/></text:span><text:span text:style-name="T22">InOut.Write('=');</text:span></text:p>
          <text:p text:style-name="P22"><text:span text:style-name="T22"><text:s text:c="16"/></text:span><text:span text:style-name="T22">InOut.WriteInt(k*j, 2);</text:span></text:p>
          <text:p text:style-name="P22"><text:span text:style-name="T22"><text:s text:c="16"/></text:span><text:span text:style-name="T22">InOut.Write(11C);</text:span></text:p>
          <text:p text:style-name="P22"><text:span text:style-name="T22"><text:s text:c="12"/></text:span><text:span text:style-name="T22">END;</text:span></text:p>
          <text:p text:style-name="P22"><text:span text:style-name="T22"><text:s text:c="12"/></text:span><text:span text:style-name="T22">InOut.Write(12C);</text:span></text:p>
          <text:p text:style-name="P22"><text:span text:style-name="T22"><text:s text:c="8"/></text:span><text:span text:style-name="T22">END;</text:span></text:p>
          <text:p text:style-name="P22"><text:span text:style-name="T22"><text:s text:c="8"/></text:span><text:span text:style-name="T22">InOut.WriteLn;</text:span></text:p>
          <text:p text:style-name="P22"><text:span text:style-name="T22"><text:s text:c="4"/></text:span><text:span text:style-name="T22">END;</text:span></text:p>
          <text:p text:style-name="P22"><text:span text:style-name="T22">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6.4cm" svg:height="1.759cm" svg:x="16cm" svg:y="4.8cm">
          <draw:text-box>
            <text:p><text:span text:style-name="T17">Modula-2</text:span></text:p>
          </draw:text-box>
        </draw:frame>
        <draw:frame draw:style-name="gr7" draw:text-style-name="P19" draw:layer="layout" svg:width="5cm" svg:height="1.759cm" svg:x="4.7cm" svg:y="4.801cm">
          <draw:text-box>
            <text:p><text:span text:style-name="T17">COBOL</text:span></text:p>
          </draw:text-box>
        </draw:frame>
        <presentation:notes draw:style-name="dp2">
          <draw:page-thumbnail draw:style-name="gr4" draw:layer="layout" svg:width="12.696cm" svg:height="9.522cm" svg:x="3.175cm" svg:y="1.904cm" draw:page-number="4"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5"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5" draw:layer="layout" svg:width="11.2cm" svg:height="11.4cm" svg:x="1.2cm" svg:y="6.8cm">
          <text:p text:style-name="P24"><text:span text:style-name="T14">-- gnat make mt9x9.adb ; ./mt9x9</text:span></text:p>
          <text:p text:style-name="P24"><text:span text:style-name="T23"/></text:p>
          <text:p text:style-name="P24"><text:span text:style-name="T15">with Ada.Text_IO; use Ada.Text_IO;</text:span></text:p>
          <text:p text:style-name="P24"><text:span text:style-name="T15">procedure mt9x9 is</text:span></text:p>
          <text:p text:style-name="P24"><text:span text:style-name="T15"><text:s text:c="4"/></text:span><text:span text:style-name="T15">package IO is new Integer_IO (Integer); use IO;</text:span></text:p>
          <text:p text:style-name="P24"><text:span text:style-name="T15"><text:s text:c="4"/></text:span><text:span text:style-name="T15">V : array (1..3) of Integer := (1, 4, 7);</text:span></text:p>
          <text:p text:style-name="P24"><text:span text:style-name="T15">begin</text:span></text:p>
          <text:p text:style-name="P24"><text:span text:style-name="T15"><text:s text:c="4"/></text:span><text:span text:style-name="T15">for i of V loop</text:span></text:p>
          <text:p text:style-name="P24"><text:span text:style-name="T15"><text:s text:c="8"/></text:span><text:span text:style-name="T15">for j in 1..9 loop</text:span></text:p>
          <text:p text:style-name="P24"><text:span text:style-name="T15"><text:s text:c="12"/></text:span><text:span text:style-name="T15">for k in i..i+2 loop</text:span></text:p>
          <text:p text:style-name="P24"><text:span text:style-name="T15"><text:s text:c="16"/></text:span><text:span text:style-name="T15">Put (k, Width =&gt; 1); Put ("x"); Put (j, Width =&gt; 1);</text:span></text:p>
          <text:p text:style-name="P24"><text:span text:style-name="T15"><text:s text:c="16"/></text:span><text:span text:style-name="T15">Put ("="); Put (k*j, Width =&gt; 2); Put (ASCII.HT);</text:span></text:p>
          <text:p text:style-name="P24"><text:span text:style-name="T15"><text:s text:c="12"/></text:span><text:span text:style-name="T15">end loop;</text:span></text:p>
          <text:p text:style-name="P24"><text:span text:style-name="T15"><text:s text:c="12"/></text:span><text:span text:style-name="T15">Put (ASCII.LF);</text:span></text:p>
          <text:p text:style-name="P24"><text:span text:style-name="T15"><text:s text:c="8"/></text:span><text:span text:style-name="T15">end loop;</text:span></text:p>
          <text:p text:style-name="P24"><text:span text:style-name="T15"><text:s text:c="8"/></text:span><text:span text:style-name="T15">New_Line;</text:span></text:p>
          <text:p text:style-name="P24"><text:span text:style-name="T15"><text:s text:c="4"/></text:span><text:span text:style-name="T15">end loop;</text:span></text:p>
          <text:p text:style-name="P24"><text:span text:style-name="T15">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7" draw:layer="layout" svg:width="11.2cm" svg:height="11.4cm" svg:x="13.151cm" svg:y="6.8cm">
          <text:p text:style-name="P26"><text:span text:style-name="T14">{ fpc mt9x9.pas ; ./mt9x9 }</text:span></text:p>
          <text:p text:style-name="P26"><text:span text:style-name="T23"/></text:p>
          <text:p text:style-name="P26"><text:span text:style-name="T15">program mt9x9;</text:span></text:p>
          <text:p text:style-name="P26"><text:span text:style-name="T15">uses SysUtils;</text:span></text:p>
          <text:p text:style-name="P26"><text:span text:style-name="T15">var</text:span></text:p>
          <text:p text:style-name="P26"><text:span text:style-name="T15"><text:s text:c="4"/></text:span><text:span text:style-name="T15">i, j, k : Integer;</text:span></text:p>
          <text:p text:style-name="P26"><text:span text:style-name="T15">begin</text:span></text:p>
          <text:p text:style-name="P26"><text:span text:style-name="T15"><text:s text:c="4"/></text:span><text:span text:style-name="T15">for i in [1, 4, 7] do</text:span></text:p>
          <text:p text:style-name="P26"><text:span text:style-name="T15"><text:s text:c="4"/></text:span><text:span text:style-name="T15">begin</text:span></text:p>
          <text:p text:style-name="P26"><text:span text:style-name="T15"><text:s text:c="8"/></text:span><text:span text:style-name="T15">for j := 1 to 9 do</text:span></text:p>
          <text:p text:style-name="P26"><text:span text:style-name="T15"><text:s text:c="8"/></text:span><text:span text:style-name="T15">begin</text:span></text:p>
          <text:p text:style-name="P26"><text:span text:style-name="T15"><text:s text:c="12"/></text:span><text:span text:style-name="T15">for k := i to i+2 do</text:span></text:p>
          <text:p text:style-name="P26"><text:span text:style-name="T15"><text:s text:c="12"/></text:span><text:span text:style-name="T15">begin</text:span></text:p>
          <text:p text:style-name="P26"><text:span text:style-name="T15"><text:s text:c="16"/></text:span><text:span text:style-name="T15">Write(Format('%dx%d=%2d'#9, [k, j, k*j]));</text:span></text:p>
          <text:p text:style-name="P26"><text:span text:style-name="T15"><text:s text:c="12"/></text:span><text:span text:style-name="T15">end;</text:span></text:p>
          <text:p text:style-name="P26"><text:span text:style-name="T15"><text:s text:c="12"/></text:span><text:span text:style-name="T15">Write(#10);</text:span></text:p>
          <text:p text:style-name="P26"><text:span text:style-name="T15"><text:s text:c="8"/></text:span><text:span text:style-name="T15">end;</text:span></text:p>
          <text:p text:style-name="P26"><text:span text:style-name="T15"><text:s text:c="8"/></text:span><text:span text:style-name="T15">Writeln;</text:span></text:p>
          <text:p text:style-name="P26"><text:span text:style-name="T15"><text:s text:c="4"/></text:span><text:span text:style-name="T15">end;</text:span></text:p>
          <text:p text:style-name="P26"><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8cm" svg:height="1.759cm" svg:x="16.6cm" svg:y="4.8cm">
          <draw:text-box>
            <text:p><text:span text:style-name="T17">Pascal</text:span></text:p>
          </draw:text-box>
        </draw:frame>
        <draw:frame draw:style-name="gr7" draw:text-style-name="P19" draw:layer="layout" svg:width="3cm" svg:height="1.759cm" svg:x="5.7cm" svg:y="4.801cm">
          <draw:text-box>
            <text:p><text:span text:style-name="T17">Ada</text:span></text:p>
          </draw:text-box>
        </draw:frame>
        <presentation:notes draw:style-name="dp2">
          <draw:page-thumbnail draw:style-name="gr4" draw:layer="layout" svg:width="12.696cm" svg:height="9.522cm" svg:x="3.175cm" svg:y="1.904cm" draw:page-number="5"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6"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8" draw:layer="layout" svg:width="11.2cm" svg:height="11.4cm" svg:x="1.2cm" svg:y="6.8cm">
          <text:p text:style-name="P17"><text:span text:style-name="T14">#!/usr/bin/ocaml</text:span></text:p>
          <text:p text:style-name="P17"><text:span text:style-name="T14">(* ocaml mt9x9.ml || chmod +x mt9x9.ml ; ./mt9x9.ml *)</text:span></text:p>
          <text:p text:style-name="P17"><text:span text:style-name="T21"/></text:p>
          <text:p text:style-name="P17"><text:span text:style-name="T22">for i = 1 to 3 do</text:span></text:p>
          <text:p text:style-name="P17"><text:span text:style-name="T22"><text:s text:c="4"/></text:span><text:span text:style-name="T22">for j = 1 to 9 do</text:span></text:p>
          <text:p text:style-name="P17"><text:span text:style-name="T22"><text:s text:c="8"/></text:span><text:span text:style-name="T22">for k = i*3-2 to i*3 do</text:span></text:p>
          <text:p text:style-name="P17"><text:span text:style-name="T24"><text:s text:c="12"/></text:span><text:span text:style-name="T22">Printf.printf "%dx%d=%2d\t" k j (k*j)</text:span></text:p>
          <text:p text:style-name="P17"><text:span text:style-name="T22"><text:s text:c="8"/></text:span><text:span text:style-name="T22">done;</text:span></text:p>
          <text:p text:style-name="P17"><text:span text:style-name="T22"><text:s text:c="8"/></text:span><text:span text:style-name="T22">print_string "\n"</text:span></text:p>
          <text:p text:style-name="P17"><text:span text:style-name="T22"><text:s text:c="4"/></text:span><text:span text:style-name="T22">done;</text:span></text:p>
          <text:p text:style-name="P17"><text:span text:style-name="T22"><text:s text:c="4"/></text:span><text:span text:style-name="T22">print_newline()</text:span></text:p>
          <text:p text:style-name="P17"><text:span text:style-name="T22">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fortran mt9x9.f90 -o mt9x9 ; ./mt9x9</text:span></text:p>
          <text:p text:style-name="P17"><text:span text:style-name="T23"/></text:p>
          <text:p text:style-name="P17"><text:span text:style-name="T15">program mt9x9</text:span></text:p>
          <text:p text:style-name="P17"><text:span text:style-name="T15"><text:s text:c="4"/></text:span><text:span text:style-name="T15">implicit none</text:span></text:p>
          <text:p text:style-name="P17"><text:span text:style-name="T15"><text:s text:c="4"/></text:span><text:span text:style-name="T15">integer :: i, j, k</text:span></text:p>
          <text:p text:style-name="P17"><text:span text:style-name="T15"><text:s text:c="4"/></text:span><text:span text:style-name="T15">character(len=24) :: format</text:span></text:p>
          <text:p text:style-name="P17"><text:span text:style-name="T15"><text:s text:c="4"/></text:span><text:span text:style-name="T15">do i = 1, 9, 3</text:span></text:p>
          <text:p text:style-name="P17"><text:span text:style-name="T15"><text:s text:c="4"/></text:span><text:span text:style-name="T15">format = "(3(i1, a, i1, a, i2, a))"</text:span></text:p>
          <text:p text:style-name="P17"><text:span text:style-name="T15"><text:s text:c="4"/></text:span><text:span text:style-name="T15">write(*,format) ((k, 'x', j, '=', k*j, char(9), k = i, i+2), j = 1, 9)</text:span></text:p>
          <text:p text:style-name="P17"><text:span text:style-name="T15"><text:s text:c="4"/></text:span><text:span text:style-name="T15">write(*,*) </text:span></text:p>
          <text:p text:style-name="P17"><text:span text:style-name="T15"><text:s text:c="4"/></text:span><text:span text:style-name="T15">end do</text:span></text:p>
          <text:p text:style-name="P17"><text:span text:style-name="T15">end program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5.4cm" svg:height="1.759cm" svg:x="16.4cm" svg:y="4.8cm">
          <draw:text-box>
            <text:p><text:span text:style-name="T17">Fortran</text:span></text:p>
          </draw:text-box>
        </draw:frame>
        <draw:frame draw:style-name="gr7" draw:text-style-name="P19" draw:layer="layout" svg:width="3.9cm" svg:height="1.759cm" svg:x="5cm" svg:y="4.801cm">
          <draw:text-box>
            <text:p><text:span text:style-name="T17">Caml</text:span></text:p>
          </draw:text-box>
        </draw:frame>
        <presentation:notes draw:style-name="dp2">
          <draw:page-thumbnail draw:style-name="gr4" draw:layer="layout" svg:width="12.696cm" svg:height="9.522cm" svg:x="3.175cm" svg:y="1.904cm" draw:page-number="6"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7"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logo</text:span></text:p>
          <text:p text:style-name="P17"><text:span text:style-name="T14">; logo mt9x9.logo || ( chmod +x mt9x9.logo ; ./mt9x9.logo )</text:span></text:p>
          <text:p text:style-name="P17"><text:span text:style-name="T23"/></text:p>
          <text:p text:style-name="P17"><text:span text:style-name="T15">for [i 1 9 3] [</text:span></text:p>
          <text:p text:style-name="P17"><text:span text:style-name="T15"><text:s text:c="4"/></text:span><text:span text:style-name="T15">for [j 1 9] [</text:span></text:p>
          <text:p text:style-name="P17"><text:span text:style-name="T15"><text:s text:c="8"/></text:span><text:span text:style-name="T15">for [k :i :i+2] [</text:span></text:p>
          <text:p text:style-name="P17"><text:span text:style-name="T15"><text:s text:c="12"/></text:span><text:span text:style-name="T15">(type :k "x :j "= form :k*:j 2 0 char 9)</text:span></text:p>
          <text:p text:style-name="P17"><text:span text:style-name="T15"><text:s text:c="8"/></text:span><text:span text:style-name="T15">]</text:span></text:p>
          <text:p text:style-name="P17"><text:span text:style-name="T15"><text:s text:c="8"/></text:span><text:span text:style-name="T15">(type char 10)</text:span></text:p>
          <text:p text:style-name="P17"><text:span text:style-name="T15"><text:s text:c="4"/></text:span><text:span text:style-name="T15">]</text:span></text:p>
          <text:p text:style-name="P17"><text:span text:style-name="T15"><text:s text:c="4"/></text:span><text:span text:style-name="T15">(print)</text:span></text:p>
          <text:p text:style-name="P17"><text:span text:style-name="T15">]</text:span></text:p>
          <text:p text:style-name="P17"><text:span text:style-name="T15">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9" draw:layer="layout" svg:width="11.2cm" svg:height="11.4cm" svg:x="13.151cm" svg:y="6.8cm">
          <text:p text:style-name="P17"><text:span text:style-name="T18">#!/usr/bin/rebol -q</text:span></text:p>
          <text:p text:style-name="P17"><text:span text:style-name="T18">; rebol -q mt9x9.r || ( chmod +x mt9x9.r ; ./mt9x9.r )</text:span></text:p>
          <text:p text:style-name="P17"><text:span text:style-name="T19"/></text:p>
          <text:p text:style-name="P17"><text:span text:style-name="T20">rebol []</text:span></text:p>
          <text:p text:style-name="P17"><text:span text:style-name="T20">foreach i [1 4 7] [</text:span></text:p>
          <text:p text:style-name="P17"><text:span text:style-name="T20"><text:s text:c="4"/></text:span><text:span text:style-name="T20">repeat j 9 [</text:span></text:p>
          <text:p text:style-name="P17"><text:span text:style-name="T20"><text:s text:c="8"/></text:span><text:span text:style-name="T20">for k i (i + 2) 1 [</text:span></text:p>
          <text:p text:style-name="P17"><text:span text:style-name="T20"><text:s text:c="12"/></text:span><text:span text:style-name="T20">prin rejoin [k "x" j "=" either k * j &lt; 10 [" "] [""] k * j tab]</text:span></text:p>
          <text:p text:style-name="P17"><text:span text:style-name="T20"><text:s text:c="8"/></text:span><text:span text:style-name="T20">]</text:span></text:p>
          <text:p text:style-name="P17"><text:span text:style-name="T20"><text:s text:c="8"/></text:span><text:span text:style-name="T20">prin crlf</text:span></text:p>
          <text:p text:style-name="P17"><text:span text:style-name="T20"><text:s text:c="4"/></text:span><text:span text:style-name="T20">]</text:span></text:p>
          <text:p text:style-name="P17"><text:span text:style-name="T20"><text:s text:c="4"/></text:span><text:span text:style-name="T20">print ""</text:span></text:p>
          <text:p text:style-name="P17"><text:span text:style-name="T20">]</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5.4cm" svg:height="1.759cm" svg:x="16.4cm" svg:y="4.8cm">
          <draw:text-box>
            <text:p><text:span text:style-name="T17">REBOL</text:span></text:p>
          </draw:text-box>
        </draw:frame>
        <draw:frame draw:style-name="gr7" draw:text-style-name="P19" draw:layer="layout" svg:width="3.7cm" svg:height="1.759cm" svg:x="5.4cm" svg:y="4.801cm">
          <draw:text-box>
            <text:p><text:span text:style-name="T17">Logo</text:span></text:p>
          </draw:text-box>
        </draw:frame>
        <presentation:notes draw:style-name="dp2">
          <draw:page-thumbnail draw:style-name="gr4" draw:layer="layout" svg:width="12.696cm" svg:height="9.522cm" svg:x="3.175cm" svg:y="1.904cm" draw:page-number="7"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8"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gcc mt9x9.c -o mt9x9 ; ./mt9x9</text:span></text:p>
          <text:p text:style-name="P17"><text:span text:style-name="T23"/></text:p>
          <text:p text:style-name="P17"><text:span text:style-name="T15">#include &lt;stdio.h&gt;</text:span></text:p>
          <text:p text:style-name="P17"><text:span text:style-name="T15">int main(int argc, char *argv[]) {</text:span></text:p>
          <text:p text:style-name="P17"><text:span text:style-name="T15"><text:s text:c="4"/></text:span><text:span text:style-name="T15">int i, j, k;</text:span></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text:span></text:p>
          <text:p text:style-name="P17"><text:span text:style-name="T15"><text:s text:c="16"/></text:span><text:span text:style-name="T15">printf("%dx%d=%2d\t", k, j, k*j);</text:span></text:p>
          <text:p text:style-name="P17"><text:span text:style-name="T15"><text:s text:c="12"/></text:span><text:span text:style-name="T15">printf("\n");</text:span></text:p>
          <text:p text:style-name="P17"><text:span text:style-name="T15"><text:s text:c="8"/></text:span><text:span text:style-name="T15">}</text:span></text:p>
          <text:p text:style-name="P17"><text:span text:style-name="T15"><text:s text:c="8"/></text:span><text:span text:style-name="T15">printf("\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 mt9x9.cpp -o mt9x9 ; ./mt9x9</text:span></text:p>
          <text:p text:style-name="P17"><text:span text:style-name="T23"/></text:p>
          <text:p text:style-name="P17"><text:span text:style-name="T15">#include &lt;iostream&gt;</text:span></text:p>
          <text:p text:style-name="P17"><text:span text:style-name="T15">using namespace std;</text:span></text:p>
          <text:p text:style-name="P17"><text:span text:style-name="T15">int main() {</text:span></text:p>
          <text:p text:style-name="P17"><text:span text:style-name="T15"><text:s text:c="4"/></text:span><text:span text:style-name="T15">int i, j, k;</text:span></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text:span></text:p>
          <text:p text:style-name="P17"><text:span text:style-name="T15"><text:s text:c="16"/></text:span><text:span text:style-name="T15">printf("%dx%d=%2d\t", k, j, k*j);</text:span></text:p>
          <text:p text:style-name="P17"><text:span text:style-name="T15"><text:s text:c="12"/></text:span><text:span text:style-name="T15">printf("\n");</text:span></text:p>
          <text:p text:style-name="P17"><text:span text:style-name="T15"><text:s text:c="8"/></text:span><text:span text:style-name="T15">}</text:span></text:p>
          <text:p text:style-name="P17"><text:span text:style-name="T15"><text:s text:c="8"/></text:span><text:span text:style-name="T15">cout &lt;&lt; endl;</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7cm" svg:y="4.8cm">
          <draw:text-box>
            <text:p><text:span text:style-name="T17">C++</text:span></text:p>
          </draw:text-box>
        </draw:frame>
        <draw:frame draw:style-name="gr7" draw:text-style-name="P19" draw:layer="layout" svg:width="4.6cm" svg:height="1.759cm" svg:x="6.2cm" svg:y="4.801cm">
          <draw:text-box>
            <text:p><text:span text:style-name="T17">C</text:span></text:p>
          </draw:text-box>
        </draw:frame>
        <presentation:notes draw:style-name="dp2">
          <draw:page-thumbnail draw:style-name="gr4" draw:layer="layout" svg:width="12.696cm" svg:height="9.522cm" svg:x="3.175cm" svg:y="1.904cm" draw:page-number="8"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9"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php</text:span></text:p>
          <text:p text:style-name="P17"><text:span text:style-name="T15">&lt;?php</text:span></text:p>
          <text:p text:style-name="P17"><text:span text:style-name="T14">// php mt9x9.php || ( chmod +x mt9x9.php ; ./mt9x9.php )</text:span></text:p>
          <text:p text:style-name="P17"><text:span text:style-name="T23"/></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 {</text:span></text:p>
          <text:p text:style-name="P17"><text:span text:style-name="T15"><text:s text:c="16"/></text:span><text:span text:style-name="T15">printf("%dx%d=%2d\t", $k, $j, $k*$j);</text:span></text:p>
          <text:p text:style-name="P17"><text:span text:style-name="T15"><text:s text:c="12"/></text:span><text:span text:style-name="T15">}</text:span></text:p>
          <text:p text:style-name="P17"><text:span text:style-name="T15"><text:s text:c="12"/></text:span><text:span text:style-name="T15">printf("\n");</text:span></text:p>
          <text:p text:style-name="P17"><text:span text:style-name="T15"><text:s text:c="8"/></text:span><text:span text:style-name="T15">}</text:span></text:p>
          <text:p text:style-name="P17"><text:span text:style-name="T15"><text:s text:c="8"/></text:span><text:span text:style-name="T15">echo "\n";</text:span></text:p>
          <text:p text:style-name="P17"><text:span text:style-name="T15"><text:s text:c="4"/></text:span><text:span text:style-name="T15">}</text:span></text:p>
          <text:p text:style-name="P17"><text:span text:style-name="T15">?&g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perl</text:span></text:p>
          <text:p text:style-name="P17"><text:span text:style-name="T14"># perl mt9x9.pl || ( chmod +x mt9x9.pl ; ./mt9x9.pl )</text:span></text:p>
          <text:p text:style-name="P17"><text:span text:style-name="T23"/></text:p>
          <text:p text:style-name="P17"><text:span text:style-name="T15">for (my $i = 1; $i &lt;= 9; $i += 3) {</text:span></text:p>
          <text:p text:style-name="P17"><text:span text:style-name="T15"><text:s text:c="4"/></text:span><text:span text:style-name="T15">for (my $j = 1; $j &lt;= 9; $j++) {</text:span></text:p>
          <text:p text:style-name="P17"><text:span text:style-name="T15"><text:s text:c="8"/></text:span><text:span text:style-name="T15">foreach my $k ($i..$i+2) {</text:span></text:p>
          <text:p text:style-name="P17"><text:span text:style-name="T15"><text:s text:c="12"/></text:span><text:span text:style-name="T15">printf("%dx%d=%2d\t", $k, $j, $k*$j);</text:span></text:p>
          <text:p text:style-name="P17"><text:span text:style-name="T15"><text:s text:c="8"/></text:span><text:span text:style-name="T15">}</text:span></text:p>
          <text:p text:style-name="P17"><text:span text:style-name="T15"><text:s text:c="8"/></text:span><text:span text:style-name="T15">printf("\n");</text:span></text:p>
          <text:p text:style-name="P17"><text:span text:style-name="T15"><text:s text:c="4"/></text:span><text:span text:style-name="T15">}</text:span></text:p>
          <text:p text:style-name="P17"><text:span text:style-name="T15"><text:s text:c="4"/></text:span><text:span text:style-name="T15">print "\n";</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4cm" svg:y="4.8cm">
          <draw:text-box>
            <text:p><text:span text:style-name="T17">Perl</text:span></text:p>
          </draw:text-box>
        </draw:frame>
        <draw:frame draw:style-name="gr7" draw:text-style-name="P19" draw:layer="layout" svg:width="4.6cm" svg:height="1.759cm" svg:x="5.6cm" svg:y="4.801cm">
          <draw:text-box>
            <text:p><text:span text:style-name="T17">PHP</text:span></text:p>
          </draw:text-box>
        </draw:frame>
        <presentation:notes draw:style-name="dp2">
          <draw:page-thumbnail draw:style-name="gr4" draw:layer="layout" svg:width="12.696cm" svg:height="9.522cm" svg:x="3.175cm" svg:y="1.904cm" draw:page-number="9"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0"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javac mt9x9.java ; java mt9x9</text:span></text:p>
          <text:p text:style-name="P17"><text:span text:style-name="T23"/></text:p>
          <text:p text:style-name="P17"><text:span text:style-name="T15">public class mt9x9 {</text:span></text:p>
          <text:p text:style-name="P17"><text:span text:style-name="T15"><text:s text:c="4"/></text:span><text:span text:style-name="T15">public static void main(String args[]) {</text:span></text:p>
          <text:p text:style-name="P17"><text:span text:style-name="T15"><text:s text:c="8"/></text:span><text:span text:style-name="T15">int i, j, k; </text:span></text:p>
          <text:p text:style-name="P17"><text:span text:style-name="T15"><text:s text:c="8"/></text:span><text:span text:style-name="T15">for(i = 1; i &lt;= 9; i += 3) {</text:span></text:p>
          <text:p text:style-name="P17"><text:span text:style-name="T15"><text:s text:c="12"/></text:span><text:span text:style-name="T15">for(j = 1; j &lt;= 9; j++) {</text:span></text:p>
          <text:p text:style-name="P17"><text:span text:style-name="T15"><text:s text:c="16"/></text:span><text:span text:style-name="T15">for(k = i; k &lt; i+3; k++)</text:span></text:p>
          <text:p text:style-name="P17"><text:span text:style-name="T15"><text:s text:c="20"/></text:span><text:span text:style-name="T15">System.out.printf("%dx%d=%2d\t", k, j, k*j);</text:span></text:p>
          <text:p text:style-name="P17"><text:span text:style-name="T15"><text:s text:c="16"/></text:span><text:span text:style-name="T15">System.out.printf("\n");</text:span></text:p>
          <text:p text:style-name="P17"><text:span text:style-name="T15"><text:s text:c="12"/></text:span><text:span text:style-name="T15">}</text:span></text:p>
          <text:p text:style-name="P17"><text:span text:style-name="T15"><text:s text:c="12"/></text:span><text:span text:style-name="T15">System.out.println();</text:span></text:p>
          <text:p text:style-name="P17"><text:span text:style-name="T15"><text:s text:c="8"/></text:span><text:span text:style-name="T15">}</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gjs</text:span></text:p>
          <text:p text:style-name="P17"><text:span text:style-name="T14">// gjs mt9x9.js || ( chmod +x mt9x9.js ; ./mt9x9.js )</text:span></text:p>
          <text:p text:style-name="P17"><text:span text:style-name="T23"/></text:p>
          <text:p text:style-name="P17"><text:span text:style-name="T15">for(var i = 1; i &lt;= 9; i += 3) {</text:span></text:p>
          <text:p text:style-name="P17"><text:span text:style-name="T15"><text:s text:c="4"/></text:span><text:span text:style-name="T15">for(var j = 1; j &lt;= 9; j++)</text:span></text:p>
          <text:p text:style-name="P17"><text:span text:style-name="T15"><text:s text:c="8"/></text:span><text:span text:style-name="T15">print(</text:span></text:p>
          <text:p text:style-name="P17"><text:span text:style-name="T15"><text:s text:c="12"/></text:span><text:span text:style-name="T15">[i, i+1, i+2].map(</text:span></text:p>
          <text:p text:style-name="P17"><text:span text:style-name="T15"><text:s text:c="16"/></text:span><text:span text:style-name="T15">k =&gt; k+'x'+j+'='+(' '+k*j).slice(-2)</text:span></text:p>
          <text:p text:style-name="P17"><text:span text:style-name="T15"><text:s text:c="12"/></text:span><text:span text:style-name="T15">).join('\t')</text:span></text:p>
          <text:p text:style-name="P17"><text:span text:style-name="T15"><text:s text:c="8"/></text:span><text:span text:style-name="T15">)</text:span></text:p>
          <text:p text:style-name="P17"><text:span text:style-name="T15"><text:s text:c="4"/></text:span><text:span text:style-name="T15">print()</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6.8cm" svg:height="1.759cm" svg:x="15.6cm" svg:y="4.8cm">
          <draw:text-box>
            <text:p><text:span text:style-name="T17">JavaScript</text:span></text:p>
          </draw:text-box>
        </draw:frame>
        <draw:frame draw:style-name="gr7" draw:text-style-name="P19" draw:layer="layout" svg:width="4.6cm" svg:height="1.759cm" svg:x="5.6cm" svg:y="4.801cm">
          <draw:text-box>
            <text:p><text:span text:style-name="T17">Java</text:span></text:p>
          </draw:text-box>
        </draw:frame>
        <presentation:notes draw:style-name="dp2">
          <draw:page-thumbnail draw:style-name="gr4" draw:layer="layout" svg:width="12.696cm" svg:height="9.522cm" svg:x="3.175cm" svg:y="1.904cm" draw:page-number="10"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1"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awk -f</text:span></text:p>
          <text:p text:style-name="P17"><text:span text:style-name="T14"># awk -f mt9x9.awk || ( chmod +x mt9x9.awk ; ./mt9x9.awk )</text:span></text:p>
          <text:p text:style-name="P17"><text:span text:style-name="T23"/></text:p>
          <text:p text:style-name="P17"><text:span text:style-name="T15">BEGIN {</text:span></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text:span></text:p>
          <text:p text:style-name="P17"><text:span text:style-name="T15"><text:s text:c="16"/></text:span><text:span text:style-name="T15">printf("%dx%d=%2d\t", k, j, k*j)</text:span></text:p>
          <text:p text:style-name="P17"><text:span text:style-name="T15"><text:s text:c="12"/></text:span><text:span text:style-name="T15">printf("\n")</text:span></text:p>
          <text:p text:style-name="P17"><text:span text:style-name="T15"><text:s text:c="8"/></text:span><text:span text:style-name="T15">}</text:span></text:p>
          <text:p text:style-name="P17"><text:span text:style-name="T15"><text:s text:c="8"/></text:span><text:span text:style-name="T15">printf("\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lua</text:span></text:p>
          <text:p text:style-name="P17"><text:span text:style-name="T14">-- lua mt9x9.lua || ( chmod +x mt9x9.lua ; ./mt9x9.lua )</text:span></text:p>
          <text:p text:style-name="P17"><text:span text:style-name="T23"/></text:p>
          <text:p text:style-name="P17"><text:span text:style-name="T15">for i = 1,9,3 do</text:span></text:p>
          <text:p text:style-name="P17"><text:span text:style-name="T15"><text:s text:c="4"/></text:span><text:span text:style-name="T15">for j = 1,9 do</text:span></text:p>
          <text:p text:style-name="P17"><text:span text:style-name="T15"><text:s text:c="8"/></text:span><text:span text:style-name="T15">for k = i,i+2 do</text:span></text:p>
          <text:p text:style-name="P17"><text:span text:style-name="T15"><text:s text:c="12"/></text:span><text:span text:style-name="T15">io.write(string.format('%dx%d=%2d\t', k, j, k*j))</text:span></text:p>
          <text:p text:style-name="P17"><text:span text:style-name="T15"><text:s text:c="8"/></text:span><text:span text:style-name="T15">end</text:span></text:p>
          <text:p text:style-name="P17"><text:span text:style-name="T15"><text:s text:c="8"/></text:span><text:span text:style-name="T15">io.write('\n')</text:span></text:p>
          <text:p text:style-name="P17"><text:span text:style-name="T15"><text:s text:c="4"/></text:span><text:span text:style-name="T15">end</text:span></text:p>
          <text:p text:style-name="P17"><text:span text:style-name="T15"><text:s text:c="4"/></text:span><text:span text:style-name="T15">print()</text:span></text:p>
          <text:p text:style-name="P17"><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3.4cm" svg:height="1.759cm" svg:x="17.4cm" svg:y="4.8cm">
          <draw:text-box>
            <text:p><text:span text:style-name="T17">Lua</text:span></text:p>
          </draw:text-box>
        </draw:frame>
        <draw:frame draw:style-name="gr7" draw:text-style-name="P19" draw:layer="layout" svg:width="4.6cm" svg:height="1.759cm" svg:x="5.4cm" svg:y="4.801cm">
          <draw:text-box>
            <text:p><text:span text:style-name="T17">AWK</text:span></text:p>
          </draw:text-box>
        </draw:frame>
        <presentation:notes draw:style-name="dp2">
          <draw:page-thumbnail draw:style-name="gr4" draw:layer="layout" svg:width="12.696cm" svg:height="9.522cm" svg:x="3.175cm" svg:y="1.904cm" draw:page-number="11"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2"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bash</text:span></text:p>
          <text:p text:style-name="P17"><text:span text:style-name="T14"># bash mt9x9.sh || ( chmod +x mt9x9.sh ; ./mt9x9.sh )</text:span></text:p>
          <text:p text:style-name="P17"><text:span text:style-name="T23"/></text:p>
          <text:p text:style-name="P17"><text:span text:style-name="T15">for i in {1..9..3}; do</text:span></text:p>
          <text:p text:style-name="P17"><text:span text:style-name="T15"><text:s text:c="4"/></text:span><text:span text:style-name="T15">for j in {1..9}; do</text:span></text:p>
          <text:p text:style-name="P17"><text:span text:style-name="T15"><text:s text:c="8"/></text:span><text:span text:style-name="T15">for k in $i $((i+1)) $((i+2)); do</text:span></text:p>
          <text:p text:style-name="P17"><text:span text:style-name="T15"><text:s text:c="12"/></text:span><text:span text:style-name="T15">printf '%dx%d=%2d\t' $k $j $((k*j))</text:span></text:p>
          <text:p text:style-name="P17"><text:span text:style-name="T15"><text:s text:c="8"/></text:span><text:span text:style-name="T15">done</text:span></text:p>
          <text:p text:style-name="P17"><text:span text:style-name="T15"><text:s text:c="8"/></text:span><text:span text:style-name="T15">printf '\n'</text:span></text:p>
          <text:p text:style-name="P17"><text:span text:style-name="T15"><text:s text:c="4"/></text:span><text:span text:style-name="T15">done</text:span></text:p>
          <text:p text:style-name="P17"><text:span text:style-name="T15"><text:s text:c="4"/></text:span><text:span text:style-name="T15">echo</text:span></text:p>
          <text:p text:style-name="P17"><text:span text:style-name="T15">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tclsh</text:span></text:p>
          <text:p text:style-name="P17"><text:span text:style-name="T14"># tclsh mt9x9.tcl || ( chmod +x mt9x9.tcl ; ./mt9x9.tcl )</text:span></text:p>
          <text:p text:style-name="P17"><text:span text:style-name="T23"/></text:p>
          <text:p text:style-name="P17"><text:span text:style-name="T15">for {set i 1} {$i &lt;= 9} {incr i 3} {</text:span></text:p>
          <text:p text:style-name="P17"><text:span text:style-name="T15"><text:s text:c="4"/></text:span><text:span text:style-name="T15">for {set j 1} {$j &lt;= 9} {incr j} {</text:span></text:p>
          <text:p text:style-name="P17"><text:span text:style-name="T15"><text:s text:c="8"/></text:span><text:span text:style-name="T15">for {set k $i} {$k &lt; $i+3} {incr k} {</text:span></text:p>
          <text:p text:style-name="P17"><text:span text:style-name="T15"><text:s text:c="12"/></text:span><text:span text:style-name="T15">puts -nonewline [</text:span></text:p>
          <text:p text:style-name="P17"><text:span text:style-name="T15"><text:s text:c="16"/></text:span><text:span text:style-name="T15">format "%dx%d=%2d\t" $k $j [expr {$k*$j}]</text:span></text:p>
          <text:p text:style-name="P17"><text:span text:style-name="T15"><text:s text:c="12"/></text:span><text:span text:style-name="T15">]</text:span></text:p>
          <text:p text:style-name="P17"><text:span text:style-name="T15"><text:s text:c="8"/></text:span><text:span text:style-name="T15">}</text:span></text:p>
          <text:p text:style-name="P17"><text:span text:style-name="T15"><text:s text:c="8"/></text:span><text:span text:style-name="T15">puts -nonewline "\n"</text:span></text:p>
          <text:p text:style-name="P17"><text:span text:style-name="T15"><text:s text:c="4"/></text:span><text:span text:style-name="T15">}</text:span></text:p>
          <text:p text:style-name="P17"><text:span text:style-name="T15"><text:s text:c="4"/></text:span><text:span text:style-name="T15">puts ""</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4cm" svg:y="4.8cm">
          <draw:text-box>
            <text:p><text:span text:style-name="T17">TCL</text:span></text:p>
          </draw:text-box>
        </draw:frame>
        <draw:frame draw:style-name="gr7" draw:text-style-name="P19" draw:layer="layout" svg:width="4.6cm" svg:height="1.759cm" svg:x="5.3cm" svg:y="4.8cm">
          <draw:text-box>
            <text:p><text:span text:style-name="T17">BASH</text:span></text:p>
          </draw:text-box>
        </draw:frame>
        <presentation:notes draw:style-name="dp2">
          <draw:page-thumbnail draw:style-name="gr4" draw:layer="layout" svg:width="12.696cm" svg:height="9.522cm" svg:x="3.175cm" svg:y="1.904cm" draw:page-number="12"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3"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swift mt9x9.swift || ( swiftc mt9x9.swift ; ./mt9x9 )</text:span></text:p>
          <text:p text:style-name="P17"><text:span text:style-name="T23"/></text:p>
          <text:p text:style-name="P17"><text:span text:style-name="T15">import Foundation</text:span></text:p>
          <text:p text:style-name="P17"><text:span text:style-name="T15">for i in [1, 4, 7] {</text:span></text:p>
          <text:p text:style-name="P17"><text:span text:style-name="T15"><text:s text:c="4"/></text:span><text:span text:style-name="T15">for j in 1...9 {</text:span></text:p>
          <text:p text:style-name="P17"><text:span text:style-name="T15"><text:s text:c="8"/></text:span><text:span text:style-name="T15">for k in i...i+2 {</text:span></text:p>
          <text:p text:style-name="P17"><text:span text:style-name="T15"><text:s text:c="12"/></text:span><text:span text:style-name="T15">print(String(format:"%dx%d=%2d", k, j, k*j),</text:span></text:p>
          <text:p text:style-name="P17"><text:span text:style-name="T15"><text:s text:c="31"/></text:span><text:span text:style-name="T15">terminator:"\t")</text:span></text:p>
          <text:p text:style-name="P17"><text:span text:style-name="T15"><text:s text:c="8"/></text:span><text:span text:style-name="T15">}</text:span></text:p>
          <text:p text:style-name="P17"><text:span text:style-name="T15"><text:s text:c="8"/></text:span><text:span text:style-name="T15">print()</text:span></text:p>
          <text:p text:style-name="P17"><text:span text:style-name="T15"><text:s text:c="4"/></text:span><text:span text:style-name="T15">}</text:span></text:p>
          <text:p text:style-name="P17"><text:span text:style-name="T15"><text:s text:c="4"/></text:span><text:span text:style-name="T15">print()</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o run mt9x9.go || ( go build mt9x9.go ; ./mt9x9 )</text:span></text:p>
          <text:p text:style-name="P17"><text:span text:style-name="T23"/></text:p>
          <text:p text:style-name="P17"><text:span text:style-name="T15">package main</text:span></text:p>
          <text:p text:style-name="P17"><text:span text:style-name="T15">import "fmt"</text:span></text:p>
          <text:p text:style-name="P17"><text:span text:style-name="T15">func main() {</text:span></text:p>
          <text:p text:style-name="P17"><text:span text:style-name="T15"><text:s text:c="4"/></text:span><text:span text:style-name="T15">for i := 1; i &lt;= 9; i += 3 {</text:span></text:p>
          <text:p text:style-name="P17"><text:span text:style-name="T15"><text:s text:c="8"/></text:span><text:span text:style-name="T15">for j := 1; j &lt;= 9; j++ {</text:span></text:p>
          <text:p text:style-name="P17"><text:span text:style-name="T15"><text:s text:c="12"/></text:span><text:span text:style-name="T15">for k := i; k &lt; i+3; k++ {</text:span></text:p>
          <text:p text:style-name="P17"><text:span text:style-name="T15"><text:s text:c="16"/></text:span><text:span text:style-name="T15">fmt.Printf("%dx%d=%2d\t", k, j, k*j)</text:span></text:p>
          <text:p text:style-name="P17"><text:span text:style-name="T15"><text:s text:c="12"/></text:span><text:span text:style-name="T15">}</text:span></text:p>
          <text:p text:style-name="P17"><text:span text:style-name="T15"><text:s text:c="12"/></text:span><text:span text:style-name="T15">fmt.Printf("\n")</text:span></text:p>
          <text:p text:style-name="P17"><text:span text:style-name="T15"><text:s text:c="8"/></text:span><text:span text:style-name="T15">}</text:span></text:p>
          <text:p text:style-name="P17"><text:span text:style-name="T15"><text:s text:c="8"/></text:span><text:span text:style-name="T15">printl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2.6cm" svg:height="1.759cm" svg:x="17.8cm" svg:y="4.8cm">
          <draw:text-box>
            <text:p><text:span text:style-name="T17">Go</text:span></text:p>
          </draw:text-box>
        </draw:frame>
        <draw:frame draw:style-name="gr7" draw:text-style-name="P19" draw:layer="layout" svg:width="4cm" svg:height="1.759cm" svg:x="5.4cm" svg:y="4.801cm">
          <draw:text-box>
            <text:p><text:span text:style-name="T17">Swift</text:span></text:p>
          </draw:text-box>
        </draw:frame>
        <presentation:notes draw:style-name="dp2">
          <draw:page-thumbnail draw:style-name="gr4" draw:layer="layout" svg:width="12.696cm" svg:height="9.522cm" svg:x="3.175cm" svg:y="1.904cm" draw:page-number="13"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4"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ruby</text:span></text:p>
          <text:p text:style-name="P17"><text:span text:style-name="T14"># ruby mt9x9.rb || ( chmod +x mt9x9.rb ; ./mt9x9.rb )</text:span></text:p>
          <text:p text:style-name="P17"><text:span text:style-name="T25"/></text:p>
          <text:p text:style-name="P17"><text:span text:style-name="T15">for i in (1..9).step(3)</text:span></text:p>
          <text:p text:style-name="P17"><text:span text:style-name="T15"><text:s text:c="4"/></text:span><text:span text:style-name="T15">for j in (1..9)</text:span></text:p>
          <text:p text:style-name="P17"><text:span text:style-name="T15"><text:s text:c="8"/></text:span><text:span text:style-name="T15">(i..i+2).each{|k|</text:span></text:p>
          <text:p text:style-name="P17"><text:span text:style-name="T15"><text:s text:c="12"/></text:span><text:span text:style-name="T15">print "%dx%d=%2d\t" % [k, j, k*j]</text:span></text:p>
          <text:p text:style-name="P17"><text:span text:style-name="T15"><text:s text:c="8"/></text:span><text:span text:style-name="T15">}</text:span></text:p>
          <text:p text:style-name="P17"><text:span text:style-name="T15"><text:s text:c="8"/></text:span><text:span text:style-name="T15">print "\n"</text:span></text:p>
          <text:p text:style-name="P17"><text:span text:style-name="T15"><text:s text:c="4"/></text:span><text:span text:style-name="T15">end</text:span></text:p>
          <text:p text:style-name="P17"><text:span text:style-name="T15"><text:s text:c="4"/></text:span><text:span text:style-name="T15">puts</text:span></text:p>
          <text:p text:style-name="P17"><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rustc mt9x9.rs ; ./mt9x9</text:span></text:p>
          <text:p text:style-name="P17"><text:span text:style-name="T23"/></text:p>
          <text:p text:style-name="P17"><text:span text:style-name="T15">fn main() {</text:span></text:p>
          <text:p text:style-name="P17"><text:span text:style-name="T15"><text:s text:c="4"/></text:span><text:span text:style-name="T15">for i in (1..10).step_by(3) {</text:span></text:p>
          <text:p text:style-name="P17"><text:span text:style-name="T15"><text:s text:c="8"/></text:span><text:span text:style-name="T15">for j in 1..10 {</text:span></text:p>
          <text:p text:style-name="P17"><text:span text:style-name="T15"><text:s text:c="12"/></text:span><text:span text:style-name="T15">for k in i..i+3 {</text:span></text:p>
          <text:p text:style-name="P17"><text:span text:style-name="T15"><text:s text:c="16"/></text:span><text:span text:style-name="T15">print!("{}x{}={:2}\t", k, j, k*j);</text:span></text:p>
          <text:p text:style-name="P17"><text:span text:style-name="T15"><text:s text:c="12"/></text:span><text:span text:style-name="T15">}</text:span></text:p>
          <text:p text:style-name="P17"><text:span text:style-name="T15"><text:s text:c="12"/></text:span><text:span text:style-name="T15">print!("\n");</text:span></text:p>
          <text:p text:style-name="P17"><text:span text:style-name="T15"><text:s text:c="8"/></text:span><text:span text:style-name="T15">}</text:span></text:p>
          <text:p text:style-name="P17"><text:span text:style-name="T15"><text:s text:c="8"/></text:span><text:span text:style-name="T15">printl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3.6cm" svg:height="1.759cm" svg:x="17.1cm" svg:y="4.8cm">
          <draw:text-box>
            <text:p><text:span text:style-name="T17">Rust</text:span></text:p>
          </draw:text-box>
        </draw:frame>
        <draw:frame draw:style-name="gr7" draw:text-style-name="P19" draw:layer="layout" svg:width="4.6cm" svg:height="1.759cm" svg:x="5.3cm" svg:y="4.801cm">
          <draw:text-box>
            <text:p><text:span text:style-name="T17">Ruby</text:span></text:p>
          </draw:text-box>
        </draw:frame>
        <presentation:notes draw:style-name="dp2">
          <draw:page-thumbnail draw:style-name="gr4" draw:layer="layout" svg:width="12.696cm" svg:height="9.522cm" svg:x="3.175cm" svg:y="1.904cm" draw:page-number="14"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5"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31" draw:layer="layout" svg:width="11.2cm" svg:height="11.4cm" svg:x="1.2cm" svg:y="6.8cm">
          <text:p text:style-name="P30"><text:span text:style-name="T14">; 9x9 multiplication table in IDL</text:span></text:p>
          <text:p text:style-name="P30"><text:span text:style-name="T14">; gdl -q -e mt9x9</text:span></text:p>
          <text:p text:style-name="P30"><text:span text:style-name="T23"/></text:p>
          <text:p text:style-name="P30"><text:span text:style-name="T15">pro mt9x9</text:span></text:p>
          <text:p text:style-name="P30"><text:span text:style-name="T15"><text:s text:c="4"/></text:span><text:span text:style-name="T15">for i = 1, 9, 3 do begin</text:span></text:p>
          <text:p text:style-name="P30"><text:span text:style-name="T15"><text:s text:c="8"/></text:span><text:span text:style-name="T15">for j = 1, 9 do begin</text:span></text:p>
          <text:p text:style-name="P30"><text:span text:style-name="T15"><text:s text:c="12"/></text:span><text:span text:style-name="T15">for k = i, i+2 do begin <text:s text:c="10"/></text:span></text:p>
          <text:p text:style-name="P30"><text:span text:style-name="T15"><text:s text:c="16"/></text:span><text:span text:style-name="T15">print, k,"x",j,"=",k*j,string(9b), $</text:span></text:p>
          <text:p text:style-name="P30"><text:span text:style-name="T15"><text:s text:c="20"/></text:span><text:span text:style-name="T15">format='($,I1,A,I1,A,I2,A)'</text:span></text:p>
          <text:p text:style-name="P30"><text:span text:style-name="T15"><text:s text:c="12"/></text:span><text:span text:style-name="T15">endfor</text:span></text:p>
          <text:p text:style-name="P30"><text:span text:style-name="T15"><text:s text:c="12"/></text:span><text:span text:style-name="T15">print, string(10b), format='($,A)'</text:span></text:p>
          <text:p text:style-name="P30"><text:span text:style-name="T15"><text:s text:c="8"/></text:span><text:span text:style-name="T15">endfor</text:span></text:p>
          <text:p text:style-name="P30"><text:span text:style-name="T15"><text:s text:c="8"/></text:span><text:span text:style-name="T15">print</text:span></text:p>
          <text:p text:style-name="P30"><text:span text:style-name="T15"><text:s text:c="4"/></text:span><text:span text:style-name="T15">endfor</text:span></text:p>
          <text:p text:style-name="P30"><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1" draw:layer="layout" svg:width="11.2cm" svg:height="11.4cm" svg:x="13.154cm" svg:y="6.8cm">
          <text:p text:style-name="P30"><text:span text:style-name="T14">#!/usr/bin/gst</text:span></text:p>
          <text:p text:style-name="P30"><text:span text:style-name="T14">"9x9 multiplication table in Smalltalk"</text:span></text:p>
          <text:p text:style-name="P30"><text:span text:style-name="T14">"gst mt9x9.st || ( chmod +x mt9x9.st ; ./mt9x9.st )"</text:span></text:p>
          <text:p text:style-name="P30"><text:span text:style-name="T23"/></text:p>
          <text:p text:style-name="P30"><text:span text:style-name="T15">1 to: 9 by: 3 do: [ :i |</text:span></text:p>
          <text:p text:style-name="P30"><text:span text:style-name="T15"><text:s text:c="4"/></text:span><text:span text:style-name="T15">1 to: 9 do: [ :j |</text:span></text:p>
          <text:p text:style-name="P30"><text:span text:style-name="T15"><text:s text:c="8"/></text:span><text:span text:style-name="T15">i to: i+2 do: [ :k |</text:span></text:p>
          <text:p text:style-name="P30"><text:span text:style-name="T15"><text:s text:c="12"/></text:span><text:span text:style-name="T15">Transcript show: k printString, 'x', j printString, '='.</text:span></text:p>
          <text:p text:style-name="P30"><text:span text:style-name="T15"><text:s text:c="12"/></text:span><text:span text:style-name="T15">k*j &lt; 10 ifTrue: [Transcript show: ' '].</text:span></text:p>
          <text:p text:style-name="P30"><text:span text:style-name="T15"><text:s text:c="12"/></text:span><text:span text:style-name="T15">Transcript show: (k*j) printString.</text:span></text:p>
          <text:p text:style-name="P30"><text:span text:style-name="T15"><text:s text:c="12"/></text:span><text:span text:style-name="T15">Character tab display</text:span></text:p>
          <text:p text:style-name="P30"><text:span text:style-name="T15"><text:s text:c="8"/></text:span><text:span text:style-name="T15">].</text:span></text:p>
          <text:p text:style-name="P30"><text:span text:style-name="T15"><text:s text:c="8"/></text:span><text:span text:style-name="T15">Character nl display</text:span></text:p>
          <text:p text:style-name="P30"><text:span text:style-name="T15"><text:s text:c="4"/></text:span><text:span text:style-name="T15">].</text:span></text:p>
          <text:p text:style-name="P30"><text:span text:style-name="T15"><text:s text:c="4"/></text:span><text:span text:style-name="T15">Transcript cr</text:span></text:p>
          <text:p text:style-name="P30"><text:span text:style-name="T15">].</text:span></text:p>
          <text:p text:style-name="P30"><text:span text:style-name="T15"/></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6.6cm" svg:height="1.759cm" svg:x="15.9cm" svg:y="4.8cm">
          <draw:text-box>
            <text:p><text:span text:style-name="T17">Smalltalk</text:span></text:p>
          </draw:text-box>
        </draw:frame>
        <draw:frame draw:style-name="gr7" draw:text-style-name="P19" draw:layer="layout" svg:width="3.2cm" svg:height="1.759cm" svg:x="5.8cm" svg:y="4.801cm">
          <draw:text-box>
            <text:p><text:span text:style-name="T17">IDL</text:span></text:p>
          </draw:text-box>
        </draw:frame>
        <presentation:notes draw:style-name="dp2">
          <draw:page-thumbnail draw:style-name="gr4" draw:layer="layout" svg:width="12.696cm" svg:height="9.522cm" svg:x="3.175cm" svg:y="1.904cm" draw:page-number="15"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6"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31" draw:layer="layout" svg:width="11.2cm" svg:height="11.4cm" svg:x="1.2cm" svg:y="6.8cm">
          <text:p text:style-name="P30"><text:span text:style-name="T14">#!/usr/bin/guile -s</text:span></text:p>
          <text:p text:style-name="P30"><text:span text:style-name="T14">!#</text:span></text:p>
          <text:p text:style-name="P30"><text:span text:style-name="T14">; guile mt9x9.scm || ( chmod +x mt9x9.scm ; ./mt9x9.scm )</text:span></text:p>
          <text:p text:style-name="P30"><text:span text:style-name="T23"/></text:p>
          <text:p text:style-name="P30"><text:span text:style-name="T15">(use-modules (ice-9 format))</text:span></text:p>
          <text:p text:style-name="P30"><text:span text:style-name="T15">(for-each</text:span></text:p>
          <text:p text:style-name="P30"><text:span text:style-name="T15"><text:s text:c="4"/></text:span><text:span text:style-name="T15">(lambda (i)</text:span></text:p>
          <text:p text:style-name="P30"><text:span text:style-name="T15"><text:s text:c="8"/></text:span><text:span text:style-name="T15">(for-each</text:span></text:p>
          <text:p text:style-name="P30"><text:span text:style-name="T15"><text:s text:c="12"/></text:span><text:span text:style-name="T15">(lambda (j)</text:span></text:p>
          <text:p text:style-name="P30"><text:span text:style-name="T15"><text:s text:c="16"/></text:span><text:span text:style-name="T15">(for-each</text:span></text:p>
          <text:p text:style-name="P30"><text:span text:style-name="T15"><text:s text:c="20"/></text:span><text:span text:style-name="T15">(lambda (k)</text:span></text:p>
          <text:p text:style-name="P30"><text:span text:style-name="T15"><text:s text:c="25"/></text:span><text:span text:style-name="T15">(format #t "~dx~d=~2d~c" k j (* k j) #\tab))</text:span></text:p>
          <text:p text:style-name="P30"><text:span text:style-name="T15"><text:s text:c="20"/></text:span><text:span text:style-name="T15">(list i (+ i 1) (+ i 2)))</text:span></text:p>
          <text:p text:style-name="P30"><text:span text:style-name="T15"><text:s text:c="16"/></text:span><text:span text:style-name="T15">(display #\newline))</text:span></text:p>
          <text:p text:style-name="P30"><text:span text:style-name="T15"><text:s text:c="12"/></text:span><text:span text:style-name="T15">'(1 2 3 4 5 6 7 8 9))</text:span></text:p>
          <text:p text:style-name="P30"><text:span text:style-name="T15"><text:s text:c="8"/></text:span><text:span text:style-name="T15">(newline))</text:span></text:p>
          <text:p text:style-name="P30"><text:span text:style-name="T15"><text:s text:c="4"/></text:span><text:span text:style-name="T15">'(1 4 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4cm" svg:y="6.8cm">
          <text:p text:style-name="P17"><text:span text:style-name="T14">#!/usr/bin/gcl -f</text:span></text:p>
          <text:p text:style-name="P17"><text:span text:style-name="T14">; gcl -f mt9x9.lisp || ( chmod +x mt9x9.lisp ; ./mt9x9.lisp )</text:span></text:p>
          <text:p text:style-name="P17"><text:span text:style-name="T23"/></text:p>
          <text:p text:style-name="P17"><text:span text:style-name="T15">(dolist (i '(1 4 7))</text:span></text:p>
          <text:p text:style-name="P17"><text:span text:style-name="T15"><text:s text:c="4"/></text:span><text:span text:style-name="T15">(dolist (j '(1 2 3 4 5 6 7 8 9))</text:span></text:p>
          <text:p text:style-name="P17"><text:span text:style-name="T15"><text:s text:c="8"/></text:span><text:span text:style-name="T15">(dolist (k (list i (+ i 1) (+ i 2)))</text:span></text:p>
          <text:p text:style-name="P17"><text:span text:style-name="T15"><text:s text:c="12"/></text:span><text:span text:style-name="T15">(format t "~Dx~D=~2D ~@T" k j (* k j))</text:span></text:p>
          <text:p text:style-name="P17"><text:span text:style-name="T15"><text:s text:c="8"/></text:span><text:span text:style-name="T15">)</text:span></text:p>
          <text:p text:style-name="P17"><text:span text:style-name="T15"><text:s text:c="8"/></text:span><text:span text:style-name="T15">(format t "~%")</text:span></text:p>
          <text:p text:style-name="P17"><text:span text:style-name="T15"><text:s text:c="4"/></text:span><text:span text:style-name="T15">)</text:span></text:p>
          <text:p text:style-name="P17"><text:span text:style-name="T15"><text:s text:c="4"/></text:span><text:span text:style-name="T15">(terpri)</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8.8cm" svg:height="1.759cm" svg:x="14.6cm" svg:y="4.8cm">
          <draw:text-box>
            <text:p><text:span text:style-name="T17">CommonLisp</text:span></text:p>
          </draw:text-box>
        </draw:frame>
        <draw:frame draw:style-name="gr7" draw:text-style-name="P19" draw:layer="layout" svg:width="5.4cm" svg:height="1.759cm" svg:x="4.6cm" svg:y="4.801cm">
          <draw:text-box>
            <text:p><text:span text:style-name="T17">Scheme</text:span></text:p>
          </draw:text-box>
        </draw:frame>
        <presentation:notes draw:style-name="dp2">
          <draw:page-thumbnail draw:style-name="gr4" draw:layer="layout" svg:width="12.696cm" svg:height="9.522cm" svg:x="3.175cm" svg:y="1.904cm" draw:page-number="16"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7"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gforth mt9x9.fs</text:span></text:p>
          <text:p text:style-name="P17"><text:span text:style-name="T23"/></text:p>
          <text:p text:style-name="P17"><text:span text:style-name="T15">: mt9x9</text:span></text:p>
          <text:p text:style-name="P17"><text:span text:style-name="T15"><text:s text:c="4"/></text:span><text:span text:style-name="T15">10 1 do</text:span></text:p>
          <text:p text:style-name="P17"><text:span text:style-name="T15"><text:s text:c="8"/></text:span><text:span text:style-name="T15">10 1 do</text:span></text:p>
          <text:p text:style-name="P17"><text:span text:style-name="T15"><text:s text:c="12"/></text:span><text:span text:style-name="T15">3 0 do</text:span></text:p>
          <text:p text:style-name="P17"><text:span text:style-name="T15"><text:s text:c="16"/></text:span><text:span text:style-name="T15">i k + 1 u.r 120 emit</text:span></text:p>
          <text:p text:style-name="P17"><text:span text:style-name="T15"><text:s text:c="16"/></text:span><text:span text:style-name="T15">j 1 u.r 61 emit</text:span></text:p>
          <text:p text:style-name="P17"><text:span text:style-name="T15"><text:s text:c="16"/></text:span><text:span text:style-name="T15">i k + j * 2 u.r 9 emit</text:span></text:p>
          <text:p text:style-name="P17"><text:span text:style-name="T15"><text:s text:c="12"/></text:span><text:span text:style-name="T15">loop</text:span></text:p>
          <text:p text:style-name="P17"><text:span text:style-name="T15"><text:s text:c="12"/></text:span><text:span text:style-name="T15">10 emit</text:span></text:p>
          <text:p text:style-name="P17"><text:span text:style-name="T15"><text:s text:c="8"/></text:span><text:span text:style-name="T15">loop</text:span></text:p>
          <text:p text:style-name="P17"><text:span text:style-name="T15"><text:s text:c="8"/></text:span><text:span text:style-name="T15">cr</text:span></text:p>
          <text:p text:style-name="P17"><text:span text:style-name="T15"><text:s text:c="4"/></text:span><text:span text:style-name="T15">3 +loop ;</text:span></text:p>
          <text:p text:style-name="P17"><text:span text:style-name="T15">mt9x9 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1" draw:layer="layout" svg:width="11.2cm" svg:height="11.4cm" svg:x="13.151cm" svg:y="6.8cm">
          <text:p text:style-name="P30"><text:span text:style-name="T14">%!PS</text:span></text:p>
          <text:p text:style-name="P30"><text:span text:style-name="T14">% gs -q -dNODISPLAY -dBATCH mt9x9.ps</text:span></text:p>
          <text:p text:style-name="P30"><text:span text:style-name="T23"/></text:p>
          <text:p text:style-name="P30"><text:span text:style-name="T15">1 3 9 {</text:span></text:p>
          <text:p text:style-name="P30"><text:span text:style-name="T15"><text:s text:c="4"/></text:span><text:span text:style-name="T15">/i exch def</text:span></text:p>
          <text:p text:style-name="P30"><text:span text:style-name="T15"><text:s text:c="4"/></text:span><text:span text:style-name="T15">1 1 9 {</text:span></text:p>
          <text:p text:style-name="P30"><text:span text:style-name="T15"><text:s text:c="8"/></text:span><text:span text:style-name="T15">/j exch def</text:span></text:p>
          <text:p text:style-name="P30"><text:span text:style-name="T15"><text:s text:c="8"/></text:span><text:span text:style-name="T15">i 1 i 2 add {</text:span></text:p>
          <text:p text:style-name="P30"><text:span text:style-name="T15"><text:s text:c="12"/></text:span><text:span text:style-name="T15">/k exch def</text:span></text:p>
          <text:p text:style-name="P30"><text:span text:style-name="T15"><text:s text:c="12"/></text:span><text:span text:style-name="T15">k 1 string cvs print (x) print</text:span></text:p>
          <text:p text:style-name="P30"><text:span text:style-name="T15"><text:s text:c="12"/></text:span><text:span text:style-name="T15">j 1 string cvs print (=) print</text:span></text:p>
          <text:p text:style-name="P30"><text:span text:style-name="T15"><text:s text:c="12"/></text:span><text:span text:style-name="T15">k j mul dup 10 lt {</text:span></text:p>
          <text:p text:style-name="P30"><text:span text:style-name="T15"><text:s text:c="16"/></text:span><text:span text:style-name="T15">( ) print</text:span></text:p>
          <text:p text:style-name="P30"><text:span text:style-name="T15"><text:s text:c="12"/></text:span><text:span text:style-name="T15">} if 2 string cvs print (\t) print</text:span></text:p>
          <text:p text:style-name="P30"><text:span text:style-name="T15"><text:s text:c="8"/></text:span><text:span text:style-name="T15">} for (\n) print</text:span></text:p>
          <text:p text:style-name="P30"><text:span text:style-name="T15"><text:s text:c="4"/></text:span><text:span text:style-name="T15">} for () =</text:span></text:p>
          <text:p text:style-name="P30"><text:span text:style-name="T15">} for</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7cm" svg:height="1.759cm" svg:x="15.6cm" svg:y="4.8cm">
          <draw:text-box>
            <text:p><text:span text:style-name="T17">PostScript</text:span></text:p>
          </draw:text-box>
        </draw:frame>
        <draw:frame draw:style-name="gr7" draw:text-style-name="P19" draw:layer="layout" svg:width="4cm" svg:height="1.759cm" svg:x="5.1cm" svg:y="4.801cm">
          <draw:text-box>
            <text:p><text:span text:style-name="T17">Forth</text:span></text:p>
          </draw:text-box>
        </draw:frame>
        <presentation:notes draw:style-name="dp2">
          <draw:page-thumbnail draw:style-name="gr4" draw:layer="layout" svg:width="12.696cm" svg:height="9.522cm" svg:x="3.175cm" svg:y="1.904cm" draw:page-number="17"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8"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8" draw:text-style-name="P18" draw:layer="layout" svg:width="11.2cm" svg:height="11.4cm" svg:x="1.2cm" svg:y="6.8cm">
          <text:p text:style-name="P17"><text:span text:style-name="T14">#!/usr/bin/Rscript</text:span></text:p>
          <text:p text:style-name="P17"><text:span text:style-name="T14"># Rscript mt9x9.R || ( chmod +x mt9x9.R ; ./mt9x9.R )</text:span></text:p>
          <text:p text:style-name="P17"><text:span text:style-name="T25"/></text:p>
          <text:p text:style-name="P17"><text:span text:style-name="T15">for(i in seq(1, 9, by=3)) {</text:span></text:p>
          <text:p text:style-name="P17"><text:span text:style-name="T15"><text:s text:c="4"/></text:span><text:span text:style-name="T15">for(j in 1:9) {</text:span></text:p>
          <text:p text:style-name="P17"><text:span text:style-name="T15"><text:s text:c="8"/></text:span><text:span text:style-name="T15">for(k in i:(i+2)) {</text:span></text:p>
          <text:p text:style-name="P17"><text:span text:style-name="T15"><text:s text:c="12"/></text:span><text:span text:style-name="T15">cat(sprintf("%dx%d=%2d\t", k, j, k*j))</text:span></text:p>
          <text:p text:style-name="P17"><text:span text:style-name="T15"><text:s text:c="8"/></text:span><text:span text:style-name="T15">}</text:span></text:p>
          <text:p text:style-name="P17"><text:span text:style-name="T15"><text:s text:c="8"/></text:span><text:span text:style-name="T15">cat("\n")</text:span></text:p>
          <text:p text:style-name="P17"><text:span text:style-name="T15"><text:s text:c="4"/></text:span><text:span text:style-name="T15">}</text:span></text:p>
          <text:p text:style-name="P17"><text:span text:style-name="T15"><text:s text:c="4"/></text:span><text:span text:style-name="T15">cat("\n")</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18" draw:layer="layout" svg:width="11.2cm" svg:height="11.4cm" svg:x="13.154cm" svg:y="6.8cm">
          <text:p text:style-name="P17"><text:span text:style-name="T14">#!/usr/bin/hbrun</text:span></text:p>
          <text:p text:style-name="P17"><text:span text:style-name="T14">* hbrun mt9x9.prg || ( chmod +x mt9x9.prg ; ./mt9x9.prg )</text:span></text:p>
          <text:p text:style-name="P17"><text:span text:style-name="T23"/></text:p>
          <text:p text:style-name="P17"><text:span text:style-name="T15">local i, j, k</text:span></text:p>
          <text:p text:style-name="P17"><text:span text:style-name="T15">for i := 1 to 9 step 3</text:span></text:p>
          <text:p text:style-name="P17"><text:span text:style-name="T15"><text:s text:c="4"/></text:span><text:span text:style-name="T15">for j := 1 to 9</text:span></text:p>
          <text:p text:style-name="P17"><text:span text:style-name="T15"><text:s text:c="8"/></text:span><text:span text:style-name="T15">for each k in {i, i+1, i+2}</text:span></text:p>
          <text:p text:style-name="P17"><text:span text:style-name="T15"><text:s text:c="12"/></text:span><text:span text:style-name="T15">?? str(k, 1) + "x" + str(j, 1) + "=" + str(k*j, 2) + chr(9)</text:span></text:p>
          <text:p text:style-name="P17"><text:span text:style-name="T15"><text:s text:c="8"/></text:span><text:span text:style-name="T15">next</text:span></text:p>
          <text:p text:style-name="P17"><text:span text:style-name="T15"><text:s text:c="8"/></text:span><text:span text:style-name="T15">?? chr(10)</text:span></text:p>
          <text:p text:style-name="P17"><text:span text:style-name="T15"><text:s text:c="4"/></text:span><text:span text:style-name="T15">next</text:span></text:p>
          <text:p text:style-name="P17"><text:span text:style-name="T15"><text:s text:c="4"/></text:span><text:span text:style-name="T15">?</text:span></text:p>
          <text:p text:style-name="P17"><text:span text:style-name="T15">nex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 draw:text-style-name="P19" draw:layer="layout" svg:width="4.5cm" svg:height="1.759cm" svg:x="16.7cm" svg:y="4.8cm">
          <draw:text-box>
            <text:p><text:span text:style-name="T17">xBASE</text:span></text:p>
          </draw:text-box>
        </draw:frame>
        <draw:frame draw:style-name="gr9" draw:text-style-name="P19" draw:layer="layout" svg:width="1.8cm" svg:height="1.759cm" svg:x="6.3cm" svg:y="4.801cm">
          <draw:text-box>
            <text:p><text:span text:style-name="T17">R</text:span></text:p>
          </draw:text-box>
        </draw:frame>
        <presentation:notes draw:style-name="dp2">
          <draw:page-thumbnail draw:style-name="gr4" draw:layer="layout" svg:width="12.696cm" svg:height="9.522cm" svg:x="3.175cm" svg:y="1.904cm" draw:page-number="18"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9"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python3</text:span></text:p>
          <text:p text:style-name="P17"><text:span text:style-name="T14"># python3 mt9x9.py || ( chmod +x mt9x9.py ; ./mt9x9.py )</text:span></text:p>
          <text:p text:style-name="P17"><text:span text:style-name="T25"/></text:p>
          <text:p text:style-name="P17"><text:span text:style-name="T15">for i in range(1, 10, 3):</text:span></text:p>
          <text:p text:style-name="P17"><text:span text:style-name="T15"><text:s text:c="4"/></text:span><text:span text:style-name="T15">for j in range(1, 10):</text:span></text:p>
          <text:p text:style-name="P17"><text:span text:style-name="T15"><text:s text:c="8"/></text:span><text:span text:style-name="T15">for k in range(i, i+3):</text:span></text:p>
          <text:p text:style-name="P17"><text:span text:style-name="T15"><text:s text:c="12"/></text:span><text:span text:style-name="T15">print('%dx%d=%2d' % (k, j, k*j), end='\t')</text:span></text:p>
          <text:p text:style-name="P17"><text:span text:style-name="T15"><text:s text:c="8"/></text:span><text:span text:style-name="T15">print()</text:span></text:p>
          <text:p text:style-name="P17"><text:span text:style-name="T15"><text:s text:c="4"/></text:span><text:span text:style-name="T15">prin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4cm" svg:y="6.8cm">
          <text:p text:style-name="P17"><text:span text:style-name="T14">#!/usr/bin/julia</text:span></text:p>
          <text:p text:style-name="P17"><text:span text:style-name="T14"># julia mt9x9.jl || ( chmod +x mt9x9.jl ; ./mt9x9.jl )</text:span></text:p>
          <text:p text:style-name="P17"><text:span text:style-name="T23"/></text:p>
          <text:p text:style-name="P17"><text:span text:style-name="T15">for i in 1:3:9, j = 1:9, k = i:i+2</text:span></text:p>
          <text:p text:style-name="P17"><text:span text:style-name="T15"><text:s text:c="4"/></text:span><text:span text:style-name="T15">@printf("%dx%d=%2d", k, j, k*j)</text:span></text:p>
          <text:p text:style-name="P17"><text:span text:style-name="T15"><text:s text:c="4"/></text:span><text:span text:style-name="T15">print(k!=i+2 ? "\t" : j!=9 ? "\n" : "\n\n")</text:span></text:p>
          <text:p text:style-name="P17"><text:span text:style-name="T15">end</text:span></text:p>
          <text:p text:style-name="P17"><text:span text:style-name="T15"/></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3.8cm" svg:height="1.759cm" svg:x="17.3cm" svg:y="4.8cm">
          <draw:text-box>
            <text:p><text:span text:style-name="T17">Julia</text:span></text:p>
          </draw:text-box>
        </draw:frame>
        <draw:frame draw:style-name="gr7" draw:text-style-name="P19" draw:layer="layout" svg:width="5.4cm" svg:height="1.759cm" svg:x="4.8cm" svg:y="4.801cm">
          <draw:text-box>
            <text:p><text:span text:style-name="T17">Python</text:span></text:p>
          </draw:text-box>
        </draw:frame>
        <presentation:notes draw:style-name="dp2">
          <draw:page-thumbnail draw:style-name="gr4" draw:layer="layout" svg:width="12.696cm" svg:height="9.522cm" svg:x="3.175cm" svg:y="1.904cm" draw:page-number="19"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20"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Reference</text:span></text:p>
          </draw:text-box>
        </draw:frame>
        <draw:frame presentation:style-name="pr6" draw:text-style-name="P13" draw:layer="layout" svg:width="24cm" svg:height="13.2cm" svg:x="1cm" svg:y="5.5cm" presentation:class="outline" presentation:user-transformed="true">
          <draw:text-box>
            <text:list text:style-name="L4">
              <text:list-item>
                <text:p text:style-name="P11"><text:span text:style-name="T7">Project at Github</text:span></text:p>
                <text:p text:style-name="P12"><text:span text:style-name="T26">&lt;https://github.com/bluebat/mt9x9&gt;</text:span></text:p>
              </text:list-item>
              <text:list-item>
                <text:p text:style-name="P11"><text:span text:style-name="T11">Rosetta Code</text:span></text:p>
                <text:p text:style-name="P32"><text:span text:style-name="T27">&lt;https://www.rosettacode.org/wiki/Multiplication_tables&gt;</text:span></text:p>
                <text:p text:style-name="P33"><text:span text:style-name="T11"/></text:p>
              </text:list-item>
              <text:list-item>
                <text:p text:style-name="P33"><text:span text:style-name="T11">To-Do target languages</text:span></text:p>
                <text:p text:style-name="P12"><text:span text:style-name="T8">C#, Object-C, CSH, D, Scala, Kotlin, Clojure, Erlang, Algol, Simula, Haskell, Haxe, Oberon, Nim</text:span></text:p>
              </text:list-item>
            </text:list>
          </draw:text-box>
        </draw:frame>
        <presentation:notes draw:style-name="dp2">
          <draw:page-thumbnail draw:style-name="gr4" draw:layer="layout" svg:width="12.696cm" svg:height="9.522cm" svg:x="3.175cm" svg:y="1.904cm" draw:page-number="20"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21" draw:style-name="dp1" draw:master-page-name="資訊未來大自由_5f_封底" presentation:presentation-page-layout-name="AL1T0" presentation:use-date-time-name="dtd1">
        <draw:frame presentation:style-name="pr7" draw:text-style-name="P35" draw:layer="layout" svg:width="10.508cm" svg:height="3.176cm" svg:x="4.913cm" svg:y="4.525cm" presentation:class="title" presentation:user-transformed="true">
          <draw:text-box>
            <text:p text:style-name="P34"><text:span text:style-name="T28">Thank you!</text:span></text:p>
          </draw:text-box>
        </draw:frame>
        <draw:custom-shape draw:style-name="gr2" draw:text-style-name="P37" draw:layer="layout" svg:width="14.9cm" svg:height="0.896cm" svg:x="10.221cm" svg:y="17.936cm">
          <text:p text:style-name="P36"><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21" presentation:class="page"/>
          <draw:frame presentation:style-name="pr8" draw:text-style-name="P38" draw:layer="layout" svg:width="15.239cm" svg:height="11.43cm" svg:x="1.905cm" svg:y="12.065cm" presentation:class="notes" presentation:user-transformed="true">
            <draw:text-box>
              <text:p text:style-name="P11"><text:span text:style-name="T29">以上是我今天的心得分享，謝謝各位。</text:span></text:p>
              <text:p text:style-name="P11"><text:span text:style-name="T5"/></text:p>
              <text:p text:style-name="P11"><text:span text:style-name="T5">如果有任何的建議或問題，歡迎提出來共同討論。</text:span></text:p>
              <text:p text:style-name="P11"><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宋體 TW Heavy" svg:font-family="'思源宋體 TW Heavy'"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PT Sans Narrow" svg:font-family="'PT Sans Narrow'" style:font-family-generic="swiss" style:font-pitch="variable"/>
    <style:font-face style:name="方正明體1" svg:font-family="方正明體" style:font-family-generic="swiss" style:font-pitch="variable"/>
    <style:font-face style:name="Lohit Devanagari2" svg:font-family="'Lohit Devanagari'" style:font-family-generic="system" style:font-pitch="variable"/>
    <style:font-face style:name="Noto Sans CJK TC" svg:font-family="'Noto Sans CJK TC'" style:font-family-generic="system" style:font-pitch="variable"/>
  </office:font-face-decls>
  <office:styles>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形狀" draw:style="rectangular" draw:cx="50%" draw:cy="50%" draw:start-color="#cccccc" draw:end-color="#ffffff" draw:start-intensity="100%" draw:end-intensity="100%" draw:angle="0" draw:border="0%"/>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_5f_1" style:display-name="預設_4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_5f_1" style:display-name="預設_4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4">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級</text:span></text:p>
                                      <text:list>
                                        <text:list-item>
                                          <text:p text:style-name="MP24"><text:span text:style-name="MT7">第八個大綱級</text:span></text:p>
                                          <text:list>
                                            <text:list-item>
                                              <text:p text:style-name="MP24"><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D033E9FAE7898548.png" xlink:type="simple" xlink:show="embed" xlink:actuate="onLoad" loext:mime-type="image/png">
          <text:p/>
        </draw:image>
      </draw:frame>
      <draw:frame draw:style-name="Mgr6" draw:text-style-name="MP13" draw:layer="backgroundobjects" svg:width="2.736cm" svg:height="1.127cm" svg:x="15.5cm" svg:y="9.5cm">
        <draw:image xlink:href="Pictures/10000201000000610000002862A09E338579E881.png" xlink:type="simple" xlink:show="embed" xlink:actuate="onLoad" loext:mime-type="image/png">
          <text:p/>
        </draw:image>
      </draw:frame>
      <draw:frame draw:style-name="Mgr6" draw:text-style-name="MP13" draw:layer="backgroundobjects" svg:width="2cm" svg:height="0.824cm" svg:x="20cm" svg:y="11.676cm">
        <draw:image xlink:href="Pictures/10000201000000610000002862A09E338579E881.png" xlink:type="simple" xlink:show="embed" xlink:actuate="onLoad" loext:mime-type="image/png">
          <text:p/>
        </draw:image>
      </draw:frame>
      <draw:frame draw:style-name="Mgr6" draw:text-style-name="MP13" draw:layer="backgroundobjects" svg:width="2.433cm" svg:height="1.002cm" svg:x="15.5cm" svg:y="11.998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lt;編號&gt;</text:page-number></text:span></text:p>
          </draw:text-box>
        </draw:frame>
      </presentation:notes>
    </style:master-page>
    <style:master-page style:name="資訊未來大自由_5f_內頁_5f_" style:display-name="資訊未來大自由_內頁_" style:page-layout-name="PM1" draw:style-name="Mdp1">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10" draw:text-style-name="MP11" draw:layer="backgroundobjects" svg:width="25.4cm" svg:height="0.154cm" svg:x="0cm" svg:y="0.269cm">
        <text:p/>
        <draw:enhanced-geometry svg:viewBox="0 0 21600 21600" draw:type="rectangle" draw:enhanced-path="M 0 0 L 21600 0 21600 21600 0 21600 0 0 Z N"/>
      </draw:custom-shape>
      <draw:custom-shape draw:style-name="Mgr11"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25"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26" draw:text-style-name="MP15" draw:layer="backgroundobjects" svg:width="23.8cm" svg:height="1.677cm" svg:x="1cm" svg:y="1.458cm" presentation:class="title">
        <draw:text-box>
          <text:p text:style-name="MP1">請按一下鼠標，編輯標題文的格式。</text:p>
        </draw:text-box>
      </draw:frame>
      <draw:custom-shape draw:style-name="Mgr12"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1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8" draw:layer="backgroundobjects" svg:width="8.251cm" svg:height="1.267cm" svg:x="-0.001cm" svg:y="0cm" presentation:class="header">
          <draw:text-box>
            <text:p text:style-name="MP17"><text:span text:style-name="MT6"><presentation:header/></text:span></text:p>
          </draw:text-box>
        </draw:frame>
        <draw:frame presentation:style-name="Mpr28"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8" draw:layer="backgroundobjects" svg:width="8.251cm" svg:height="1.266cm" svg:x="-0.001cm" svg:y="24.124cm" presentation:class="footer">
          <draw:text-box>
            <text:p text:style-name="MP17"><text:span text:style-name="MT6"><presentation:footer/></text:span></text:p>
          </draw:text-box>
        </draw:frame>
        <draw:frame presentation:style-name="Mpr30"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4.2.0$Linux_X86_64 LibreOffice_project/20$Build-2</meta:generator>
    <meta:creation-date>2014-02-17T14:06:43.699510764</meta:creation-date>
    <dc:language>en-US</dc:language>
    <meta:editing-cycles>294</meta:editing-cycles>
    <meta:editing-duration>P1DT10H9M36S</meta:editing-duration>
    <meta:initial-creator>root </meta:initial-creator>
    <dc:date>2019-06-17T11:43:35.138640329</dc:date>
    <meta:document-statistic meta:object-count="218"/>
    <meta:user-defined meta:name="Info 1"/>
    <meta:user-defined meta:name="Info 2"/>
    <meta:user-defined meta:name="Info 3"/>
    <meta:user-defined meta:name="Info 4"/>
  </office:meta>
</office:document-meta>
</file>